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gnm:GnmHAlign="64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gnm:GnmHAlign="64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3.75pt" style:use-optimal-column-width="true"/>
    </style:style>
    <style:style style:name="ACOL-2" style:family="table-column">
      <style:table-column-properties style:column-width="11.25pt" style:use-optimal-column-width="true"/>
    </style:style>
    <style:style style:name="ACOL-3" style:family="table-column">
      <style:table-column-properties style:column-width="10.5pt" style:use-optimal-column-width="true"/>
    </style:style>
    <style:style style:name="ACOL-4" style:family="table-column">
      <style:table-column-properties style:column-width="9.75pt" style:use-optimal-column-width="true"/>
    </style:style>
    <style:style style:name="ACOL-5" style:family="table-column"/>
    <style:style style:name="ACOL-6" style:family="table-column">
      <style:table-column-properties style:column-width="96.75pt" style:use-optimal-column-width="true"/>
    </style:style>
    <style:style style:name="ACOL-7" style:family="table-column">
      <style:table-column-properties style:column-width="46.5pt" style:use-optimal-column-width="true"/>
    </style:style>
    <style:style style:name="ACOL-8" style:family="table-column">
      <style:table-column-properties style:column-width="81.75pt" style:use-optimal-column-width="true"/>
    </style:style>
    <style:style style:name="ACOL-9" style:family="table-column">
      <style:table-column-properties style:column-width="71.25pt" style:use-optimal-column-width="true"/>
    </style:style>
    <style:style style:name="ACOL-10" style:family="table-column">
      <style:table-column-properties style:column-width="63pt" style:use-optimal-column-width="true"/>
    </style:style>
    <style:style style:name="ACOL-11" style:family="table-column">
      <style:table-column-properties style:column-width="69pt" style:use-optimal-column-width="true"/>
    </style:style>
    <style:style style:name="ACOL-12" style:family="table-column">
      <style:table-column-properties style:column-width="146.25pt" style:use-optimal-column-width="true"/>
    </style:style>
    <style:style style:name="ACOL-13" style:family="table-column">
      <style:table-column-properties style:column-width="81pt" style:use-optimal-column-width="true"/>
    </style:style>
    <style:style style:name="ACOL-14" style:family="table-column">
      <style:table-column-properties style:column-width="94.5pt" style:use-optimal-column-width="true"/>
    </style:style>
    <style:style style:name="ACOL-15" style:family="table-column">
      <style:table-column-properties style:column-width="93pt" style:use-optimal-column-width="true"/>
    </style:style>
    <style:style style:name="ACOL-16" style:family="table-column">
      <style:table-column-properties style:column-width="114.75pt" style:use-optimal-column-width="true"/>
    </style:style>
    <style:style style:name="ACOL-17" style:family="table-column">
      <style:table-column-properties style:column-width="93pt" style:use-optimal-column-width="false"/>
    </style:style>
    <style:style style:name="ACOL-18" style:family="table-column">
      <style:table-column-properties style:column-width="131.0472pt" style:use-optimal-column-width="true"/>
    </style:style>
    <style:style style:name="ACOL-19" style:family="table-column">
      <style:table-column-properties style:column-width="110.0376pt" style:use-optimal-column-width="true"/>
    </style:style>
    <style:style style:name="ACOL-20" style:family="table-column">
      <style:table-column-properties style:column-width="64.008pt" style:use-optimal-column-width="true"/>
    </style:style>
    <style:style style:name="ACOL-21" style:family="table-column">
      <style:table-column-properties style:column-width="106.2432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.815999999999999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Configuration Lookup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 table:number-columns-repeated="4"/>
        <table:table-column table:style-name="ACOL-0"/>
        <table:table-column table:style-name="ACOL-6"/>
        <table:table-column table:style-name="ACOL-0" table:number-columns-repeated="6"/>
        <table:table-column table:style-name="ACOL-1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 table:number-columns-repeated="2"/>
        <table:table-column table:style-name="ACOL-0" table:number-columns-repeated="106"/>
        <table:table-row table:style-name="AROW-1">
          <table:table-cell table:number-columns-repeated="16" table:style-name="Gnumeric-default"/>
          <table:table-cell table:style-name="Gnumeric-default" office:value-type="string">
            <text:p>USB Port</text:p>
          </table:table-cell>
          <table:table-cell table:style-name="Gnumeric-default" office:value-type="string">
            <text:p>Charging Circuit</text:p>
          </table:table-cell>
          <table:table-cell table:style-name="Gnumeric-default" office:value-type="string">
            <text:p>3v3 Regulator</text:p>
          </table:table-cell>
          <table:table-cell table:style-name="Gnumeric-default" office:value-type="string">
            <text:p>5v regulator</text:p>
          </table:table-cell>
          <table:table-cell table:style-name="Gnumeric-default" office:value-type="string">
            <text:p>12v regualtor</text:p>
          </table:table-cell>
          <table:table-cell table:style-name="Gnumeric-default" office:value-type="string">
            <text:p>24v regulator</text:p>
          </table:table-cell>
          <table:table-cell table:number-columns-repeated="106" table:style-name="Gnumeric-default"/>
        </table:table-row>
        <table:table-row table:style-name="AROW-1">
          <table:table-cell table:number-columns-repeated="15" table:style-name="Gnumeric-default"/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106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4]=&quot;&quot;;0;[$'Configuration'.$F$6])+IF([.C4]=&quot;&quot;;0;[$'Configuration'.$F$14])+IF([.D4]=&quot;&quot;;0;[$'Configuration'.$F$26])+IF([.E4]=&quot;&quot;;0;[$'Configuration'.$F$43])+IF([.F4]=&quot;&quot;;0;[$'Configuration'.$F$60])+IF([.G4]=&quot;&quot;;0;[$'Configuration'.$F$77])" office:value-type="float" office:value="2.4395633333333331">
            <text:p>2.43956333333333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5]=&quot;&quot;;0;[$'Configuration'.$F$6])+IF([.C5]=&quot;&quot;;0;[$'Configuration'.$F$14])+IF([.D5]=&quot;&quot;;0;[$'Configuration'.$F$26])+IF([.E5]=&quot;&quot;;0;[$'Configuration'.$F$43])+IF([.F5]=&quot;&quot;;0;[$'Configuration'.$F$60])+IF([.G5]=&quot;&quot;;0;[$'Configuration'.$F$77])" office:value-type="float" office:value="2.4395633333333331">
            <text:p>2.43956333333333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6]=&quot;&quot;;0;[$'Configuration'.$F$6])+IF([.C6]=&quot;&quot;;0;[$'Configuration'.$F$14])+IF([.D6]=&quot;&quot;;0;[$'Configuration'.$F$26])+IF([.E6]=&quot;&quot;;0;[$'Configuration'.$F$43])+IF([.F6]=&quot;&quot;;0;[$'Configuration'.$F$60])+IF([.G6]=&quot;&quot;;0;[$'Configuration'.$F$77])" office:value-type="float" office:value="2.8708766666666663">
            <text:p>2.8708766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3" table:style-name="Gnumeric-default"/>
          <table:table-cell table:style-name="Gnumeric-default" office:value-type="float" office:value="5">
            <text:p>5</text:p>
          </table:table-cell>
          <table:table-cell table:number-columns-repeated="3" table:style-name="Gnumeric-default"/>
          <table:table-cell table:style-name="Gnumeric-default" table:formula="of:=[$'Configuration'.$F$1]+IF([.B7]=&quot;&quot;;0;[$'Configuration'.$F$6])+IF([.C7]=&quot;&quot;;0;[$'Configuration'.$F$14])+IF([.D7]=&quot;&quot;;0;[$'Configuration'.$F$26])+IF([.E7]=&quot;&quot;;0;[$'Configuration'.$F$43])+IF([.F7]=&quot;&quot;;0;[$'Configuration'.$F$60])+IF([.G7]=&quot;&quot;;0;[$'Configuration'.$F$77])" office:value-type="float" office:value="2.4395633333333331">
            <text:p>2.43956333333333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3" table:style-name="Gnumeric-default"/>
          <table:table-cell table:style-name="Gnumeric-default" office:value-type="float" office:value="5">
            <text:p>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8]=&quot;&quot;;0;[$'Configuration'.$F$6])+IF([.C8]=&quot;&quot;;0;[$'Configuration'.$F$14])+IF([.D8]=&quot;&quot;;0;[$'Configuration'.$F$26])+IF([.E8]=&quot;&quot;;0;[$'Configuration'.$F$43])+IF([.F8]=&quot;&quot;;0;[$'Configuration'.$F$60])+IF([.G8]=&quot;&quot;;0;[$'Configuration'.$F$77])" office:value-type="float" office:value="2.8708766666666663">
            <text:p>2.8708766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3"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9]=&quot;&quot;;0;[$'Configuration'.$F$6])+IF([.C9]=&quot;&quot;;0;[$'Configuration'.$F$14])+IF([.D9]=&quot;&quot;;0;[$'Configuration'.$F$26])+IF([.E9]=&quot;&quot;;0;[$'Configuration'.$F$43])+IF([.F9]=&quot;&quot;;0;[$'Configuration'.$F$60])+IF([.G9]=&quot;&quot;;0;[$'Configuration'.$F$77])" office:value-type="float" office:value="2.8708766666666663">
            <text:p>2.8708766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3"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10]=&quot;&quot;;0;[$'Configuration'.$F$6])+IF([.C10]=&quot;&quot;;0;[$'Configuration'.$F$14])+IF([.D10]=&quot;&quot;;0;[$'Configuration'.$F$26])+IF([.E10]=&quot;&quot;;0;[$'Configuration'.$F$43])+IF([.F10]=&quot;&quot;;0;[$'Configuration'.$F$60])+IF([.G10]=&quot;&quot;;0;[$'Configuration'.$F$77])" office:value-type="float" office:value="3.3021899999999995">
            <text:p>3.30219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2" table:style-name="Gnumeric-default"/>
          <table:table-cell table:style-name="Gnumeric-default" office:value-type="float" office:value="3">
            <text:p>3</text:p>
          </table:table-cell>
          <table:table-cell table:number-columns-repeated="2"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11]=&quot;&quot;;0;[$'Configuration'.$F$6])+IF([.C11]=&quot;&quot;;0;[$'Configuration'.$F$14])+IF([.D11]=&quot;&quot;;0;[$'Configuration'.$F$26])+IF([.E11]=&quot;&quot;;0;[$'Configuration'.$F$43])+IF([.F11]=&quot;&quot;;0;[$'Configuration'.$F$60])+IF([.G11]=&quot;&quot;;0;[$'Configuration'.$F$77])" office:value-type="float" office:value="2.8662841666666665">
            <text:p>2.8662841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2" table:style-name="Gnumeric-default"/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12]=&quot;&quot;;0;[$'Configuration'.$F$6])+IF([.C12]=&quot;&quot;;0;[$'Configuration'.$F$14])+IF([.D12]=&quot;&quot;;0;[$'Configuration'.$F$26])+IF([.E12]=&quot;&quot;;0;[$'Configuration'.$F$43])+IF([.F12]=&quot;&quot;;0;[$'Configuration'.$F$60])+IF([.G12]=&quot;&quot;;0;[$'Configuration'.$F$77])" office:value-type="float" office:value="2.8662841666666665">
            <text:p>2.8662841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2" table:style-name="Gnumeric-default"/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13]=&quot;&quot;;0;[$'Configuration'.$F$6])+IF([.C13]=&quot;&quot;;0;[$'Configuration'.$F$14])+IF([.D13]=&quot;&quot;;0;[$'Configuration'.$F$26])+IF([.E13]=&quot;&quot;;0;[$'Configuration'.$F$43])+IF([.F13]=&quot;&quot;;0;[$'Configuration'.$F$60])+IF([.G13]=&quot;&quot;;0;[$'Configuration'.$F$77])" office:value-type="float" office:value="3.2975974999999997">
            <text:p>3.2975975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2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number-columns-repeated="3" table:style-name="Gnumeric-default"/>
          <table:table-cell table:style-name="Gnumeric-default" table:formula="of:=[$'Configuration'.$F$1]+IF([.B14]=&quot;&quot;;0;[$'Configuration'.$F$6])+IF([.C14]=&quot;&quot;;0;[$'Configuration'.$F$14])+IF([.D14]=&quot;&quot;;0;[$'Configuration'.$F$26])+IF([.E14]=&quot;&quot;;0;[$'Configuration'.$F$43])+IF([.F14]=&quot;&quot;;0;[$'Configuration'.$F$60])+IF([.G14]=&quot;&quot;;0;[$'Configuration'.$F$77])" office:value-type="float" office:value="2.8662841666666665">
            <text:p>2.8662841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2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15]=&quot;&quot;;0;[$'Configuration'.$F$6])+IF([.C15]=&quot;&quot;;0;[$'Configuration'.$F$14])+IF([.D15]=&quot;&quot;;0;[$'Configuration'.$F$26])+IF([.E15]=&quot;&quot;;0;[$'Configuration'.$F$43])+IF([.F15]=&quot;&quot;;0;[$'Configuration'.$F$60])+IF([.G15]=&quot;&quot;;0;[$'Configuration'.$F$77])" office:value-type="float" office:value="3.2975974999999997">
            <text:p>3.2975975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2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16]=&quot;&quot;;0;[$'Configuration'.$F$6])+IF([.C16]=&quot;&quot;;0;[$'Configuration'.$F$14])+IF([.D16]=&quot;&quot;;0;[$'Configuration'.$F$26])+IF([.E16]=&quot;&quot;;0;[$'Configuration'.$F$43])+IF([.F16]=&quot;&quot;;0;[$'Configuration'.$F$60])+IF([.G16]=&quot;&quot;;0;[$'Configuration'.$F$77])" office:value-type="float" office:value="3.2975974999999997">
            <text:p>3.2975975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2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17]=&quot;&quot;;0;[$'Configuration'.$F$6])+IF([.C17]=&quot;&quot;;0;[$'Configuration'.$F$14])+IF([.D17]=&quot;&quot;;0;[$'Configuration'.$F$26])+IF([.E17]=&quot;&quot;;0;[$'Configuration'.$F$43])+IF([.F17]=&quot;&quot;;0;[$'Configuration'.$F$60])+IF([.G17]=&quot;&quot;;0;[$'Configuration'.$F$77])" office:value-type="float" office:value="3.728910833333333">
            <text:p>3.72891083333333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number-columns-repeated="3"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18]=&quot;&quot;;0;[$'Configuration'.$F$6])+IF([.C18]=&quot;&quot;;0;[$'Configuration'.$F$14])+IF([.D18]=&quot;&quot;;0;[$'Configuration'.$F$26])+IF([.E18]=&quot;&quot;;0;[$'Configuration'.$F$43])+IF([.F18]=&quot;&quot;;0;[$'Configuration'.$F$60])+IF([.G18]=&quot;&quot;;0;[$'Configuration'.$F$77])" office:value-type="float" office:value="3.076203333333333">
            <text:p>3.07620333333333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19]=&quot;&quot;;0;[$'Configuration'.$F$6])+IF([.C19]=&quot;&quot;;0;[$'Configuration'.$F$14])+IF([.D19]=&quot;&quot;;0;[$'Configuration'.$F$26])+IF([.E19]=&quot;&quot;;0;[$'Configuration'.$F$43])+IF([.F19]=&quot;&quot;;0;[$'Configuration'.$F$60])+IF([.G19]=&quot;&quot;;0;[$'Configuration'.$F$77])" office:value-type="float" office:value="3.076203333333333">
            <text:p>3.07620333333333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20]=&quot;&quot;;0;[$'Configuration'.$F$6])+IF([.C20]=&quot;&quot;;0;[$'Configuration'.$F$14])+IF([.D20]=&quot;&quot;;0;[$'Configuration'.$F$26])+IF([.E20]=&quot;&quot;;0;[$'Configuration'.$F$43])+IF([.F20]=&quot;&quot;;0;[$'Configuration'.$F$60])+IF([.G20]=&quot;&quot;;0;[$'Configuration'.$F$77])" office:value-type="float" office:value="3.5075166666666662">
            <text:p>3.5075166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number-columns-repeated="3" table:style-name="Gnumeric-default"/>
          <table:table-cell table:style-name="Gnumeric-default" table:formula="of:=[$'Configuration'.$F$1]+IF([.B21]=&quot;&quot;;0;[$'Configuration'.$F$6])+IF([.C21]=&quot;&quot;;0;[$'Configuration'.$F$14])+IF([.D21]=&quot;&quot;;0;[$'Configuration'.$F$26])+IF([.E21]=&quot;&quot;;0;[$'Configuration'.$F$43])+IF([.F21]=&quot;&quot;;0;[$'Configuration'.$F$60])+IF([.G21]=&quot;&quot;;0;[$'Configuration'.$F$77])" office:value-type="float" office:value="3.076203333333333">
            <text:p>3.07620333333333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22]=&quot;&quot;;0;[$'Configuration'.$F$6])+IF([.C22]=&quot;&quot;;0;[$'Configuration'.$F$14])+IF([.D22]=&quot;&quot;;0;[$'Configuration'.$F$26])+IF([.E22]=&quot;&quot;;0;[$'Configuration'.$F$43])+IF([.F22]=&quot;&quot;;0;[$'Configuration'.$F$60])+IF([.G22]=&quot;&quot;;0;[$'Configuration'.$F$77])" office:value-type="float" office:value="3.5075166666666662">
            <text:p>3.5075166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23]=&quot;&quot;;0;[$'Configuration'.$F$6])+IF([.C23]=&quot;&quot;;0;[$'Configuration'.$F$14])+IF([.D23]=&quot;&quot;;0;[$'Configuration'.$F$26])+IF([.E23]=&quot;&quot;;0;[$'Configuration'.$F$43])+IF([.F23]=&quot;&quot;;0;[$'Configuration'.$F$60])+IF([.G23]=&quot;&quot;;0;[$'Configuration'.$F$77])" office:value-type="float" office:value="3.5075166666666662">
            <text:p>3.5075166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24]=&quot;&quot;;0;[$'Configuration'.$F$6])+IF([.C24]=&quot;&quot;;0;[$'Configuration'.$F$14])+IF([.D24]=&quot;&quot;;0;[$'Configuration'.$F$26])+IF([.E24]=&quot;&quot;;0;[$'Configuration'.$F$43])+IF([.F24]=&quot;&quot;;0;[$'Configuration'.$F$60])+IF([.G24]=&quot;&quot;;0;[$'Configuration'.$F$77])" office:value-type="float" office:value="3.9388299999999994">
            <text:p>3.93883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number-columns-repeated="2"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25]=&quot;&quot;;0;[$'Configuration'.$F$6])+IF([.C25]=&quot;&quot;;0;[$'Configuration'.$F$14])+IF([.D25]=&quot;&quot;;0;[$'Configuration'.$F$26])+IF([.E25]=&quot;&quot;;0;[$'Configuration'.$F$43])+IF([.F25]=&quot;&quot;;0;[$'Configuration'.$F$60])+IF([.G25]=&quot;&quot;;0;[$'Configuration'.$F$77])" office:value-type="float" office:value="3.5029241666666664">
            <text:p>3.5029241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26]=&quot;&quot;;0;[$'Configuration'.$F$6])+IF([.C26]=&quot;&quot;;0;[$'Configuration'.$F$14])+IF([.D26]=&quot;&quot;;0;[$'Configuration'.$F$26])+IF([.E26]=&quot;&quot;;0;[$'Configuration'.$F$43])+IF([.F26]=&quot;&quot;;0;[$'Configuration'.$F$60])+IF([.G26]=&quot;&quot;;0;[$'Configuration'.$F$77])" office:value-type="float" office:value="3.5029241666666664">
            <text:p>3.5029241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27]=&quot;&quot;;0;[$'Configuration'.$F$6])+IF([.C27]=&quot;&quot;;0;[$'Configuration'.$F$14])+IF([.D27]=&quot;&quot;;0;[$'Configuration'.$F$26])+IF([.E27]=&quot;&quot;;0;[$'Configuration'.$F$43])+IF([.F27]=&quot;&quot;;0;[$'Configuration'.$F$60])+IF([.G27]=&quot;&quot;;0;[$'Configuration'.$F$77])" office:value-type="float" office:value="3.9342374999999996">
            <text:p>3.9342375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number-columns-repeated="3" table:style-name="Gnumeric-default"/>
          <table:table-cell table:style-name="Gnumeric-default" table:formula="of:=[$'Configuration'.$F$1]+IF([.B28]=&quot;&quot;;0;[$'Configuration'.$F$6])+IF([.C28]=&quot;&quot;;0;[$'Configuration'.$F$14])+IF([.D28]=&quot;&quot;;0;[$'Configuration'.$F$26])+IF([.E28]=&quot;&quot;;0;[$'Configuration'.$F$43])+IF([.F28]=&quot;&quot;;0;[$'Configuration'.$F$60])+IF([.G28]=&quot;&quot;;0;[$'Configuration'.$F$77])" office:value-type="float" office:value="3.5029241666666664">
            <text:p>3.5029241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29]=&quot;&quot;;0;[$'Configuration'.$F$6])+IF([.C29]=&quot;&quot;;0;[$'Configuration'.$F$14])+IF([.D29]=&quot;&quot;;0;[$'Configuration'.$F$26])+IF([.E29]=&quot;&quot;;0;[$'Configuration'.$F$43])+IF([.F29]=&quot;&quot;;0;[$'Configuration'.$F$60])+IF([.G29]=&quot;&quot;;0;[$'Configuration'.$F$77])" office:value-type="float" office:value="3.9342374999999996">
            <text:p>3.9342375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30]=&quot;&quot;;0;[$'Configuration'.$F$6])+IF([.C30]=&quot;&quot;;0;[$'Configuration'.$F$14])+IF([.D30]=&quot;&quot;;0;[$'Configuration'.$F$26])+IF([.E30]=&quot;&quot;;0;[$'Configuration'.$F$43])+IF([.F30]=&quot;&quot;;0;[$'Configuration'.$F$60])+IF([.G30]=&quot;&quot;;0;[$'Configuration'.$F$77])" office:value-type="float" office:value="3.9342374999999996">
            <text:p>3.9342375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31]=&quot;&quot;;0;[$'Configuration'.$F$6])+IF([.C31]=&quot;&quot;;0;[$'Configuration'.$F$14])+IF([.D31]=&quot;&quot;;0;[$'Configuration'.$F$26])+IF([.E31]=&quot;&quot;;0;[$'Configuration'.$F$43])+IF([.F31]=&quot;&quot;;0;[$'Configuration'.$F$60])+IF([.G31]=&quot;&quot;;0;[$'Configuration'.$F$77])" office:value-type="float" office:value="4.3655508333333328">
            <text:p>4.36555083333333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number-columns-repeated="4"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32]=&quot;&quot;;0;[$'Configuration'.$F$6])+IF([.C32]=&quot;&quot;;0;[$'Configuration'.$F$14])+IF([.D32]=&quot;&quot;;0;[$'Configuration'.$F$26])+IF([.E32]=&quot;&quot;;0;[$'Configuration'.$F$43])+IF([.F32]=&quot;&quot;;0;[$'Configuration'.$F$60])+IF([.G32]=&quot;&quot;;0;[$'Configuration'.$F$77])" office:value-type="float" office:value="2.5330293333333329">
            <text:p>2.53302933333333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number-columns-repeated="3" table:style-name="Gnumeric-default"/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33]=&quot;&quot;;0;[$'Configuration'.$F$6])+IF([.C33]=&quot;&quot;;0;[$'Configuration'.$F$14])+IF([.D33]=&quot;&quot;;0;[$'Configuration'.$F$26])+IF([.E33]=&quot;&quot;;0;[$'Configuration'.$F$43])+IF([.F33]=&quot;&quot;;0;[$'Configuration'.$F$60])+IF([.G33]=&quot;&quot;;0;[$'Configuration'.$F$77])" office:value-type="float" office:value="2.5330293333333329">
            <text:p>2.53302933333333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number-columns-repeated="3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34]=&quot;&quot;;0;[$'Configuration'.$F$6])+IF([.C34]=&quot;&quot;;0;[$'Configuration'.$F$14])+IF([.D34]=&quot;&quot;;0;[$'Configuration'.$F$26])+IF([.E34]=&quot;&quot;;0;[$'Configuration'.$F$43])+IF([.F34]=&quot;&quot;;0;[$'Configuration'.$F$60])+IF([.G34]=&quot;&quot;;0;[$'Configuration'.$F$77])" office:value-type="float" office:value="2.9643426666666661">
            <text:p>2.9643426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number-columns-repeated="2" table:style-name="Gnumeric-default"/>
          <table:table-cell table:style-name="Gnumeric-default" office:value-type="float" office:value="5">
            <text:p>5</text:p>
          </table:table-cell>
          <table:table-cell table:number-columns-repeated="3" table:style-name="Gnumeric-default"/>
          <table:table-cell table:style-name="Gnumeric-default" table:formula="of:=[$'Configuration'.$F$1]+IF([.B35]=&quot;&quot;;0;[$'Configuration'.$F$6])+IF([.C35]=&quot;&quot;;0;[$'Configuration'.$F$14])+IF([.D35]=&quot;&quot;;0;[$'Configuration'.$F$26])+IF([.E35]=&quot;&quot;;0;[$'Configuration'.$F$43])+IF([.F35]=&quot;&quot;;0;[$'Configuration'.$F$60])+IF([.G35]=&quot;&quot;;0;[$'Configuration'.$F$77])" office:value-type="float" office:value="2.5330293333333329">
            <text:p>2.53302933333333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number-columns-repeated="2" table:style-name="Gnumeric-default"/>
          <table:table-cell table:style-name="Gnumeric-default" office:value-type="float" office:value="5">
            <text:p>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36]=&quot;&quot;;0;[$'Configuration'.$F$6])+IF([.C36]=&quot;&quot;;0;[$'Configuration'.$F$14])+IF([.D36]=&quot;&quot;;0;[$'Configuration'.$F$26])+IF([.E36]=&quot;&quot;;0;[$'Configuration'.$F$43])+IF([.F36]=&quot;&quot;;0;[$'Configuration'.$F$60])+IF([.G36]=&quot;&quot;;0;[$'Configuration'.$F$77])" office:value-type="float" office:value="2.9643426666666661">
            <text:p>2.9643426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number-columns-repeated="2"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37]=&quot;&quot;;0;[$'Configuration'.$F$6])+IF([.C37]=&quot;&quot;;0;[$'Configuration'.$F$14])+IF([.D37]=&quot;&quot;;0;[$'Configuration'.$F$26])+IF([.E37]=&quot;&quot;;0;[$'Configuration'.$F$43])+IF([.F37]=&quot;&quot;;0;[$'Configuration'.$F$60])+IF([.G37]=&quot;&quot;;0;[$'Configuration'.$F$77])" office:value-type="float" office:value="2.9643426666666661">
            <text:p>2.9643426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number-columns-repeated="2"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38]=&quot;&quot;;0;[$'Configuration'.$F$6])+IF([.C38]=&quot;&quot;;0;[$'Configuration'.$F$14])+IF([.D38]=&quot;&quot;;0;[$'Configuration'.$F$26])+IF([.E38]=&quot;&quot;;0;[$'Configuration'.$F$43])+IF([.F38]=&quot;&quot;;0;[$'Configuration'.$F$60])+IF([.G38]=&quot;&quot;;0;[$'Configuration'.$F$77])" office:value-type="float" office:value="3.3956559999999993">
            <text:p>3.395656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number-columns-repeated="2"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39]=&quot;&quot;;0;[$'Configuration'.$F$6])+IF([.C39]=&quot;&quot;;0;[$'Configuration'.$F$14])+IF([.D39]=&quot;&quot;;0;[$'Configuration'.$F$26])+IF([.E39]=&quot;&quot;;0;[$'Configuration'.$F$43])+IF([.F39]=&quot;&quot;;0;[$'Configuration'.$F$60])+IF([.G39]=&quot;&quot;;0;[$'Configuration'.$F$77])" office:value-type="float" office:value="2.9597501666666663">
            <text:p>2.9597501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40]=&quot;&quot;;0;[$'Configuration'.$F$6])+IF([.C40]=&quot;&quot;;0;[$'Configuration'.$F$14])+IF([.D40]=&quot;&quot;;0;[$'Configuration'.$F$26])+IF([.E40]=&quot;&quot;;0;[$'Configuration'.$F$43])+IF([.F40]=&quot;&quot;;0;[$'Configuration'.$F$60])+IF([.G40]=&quot;&quot;;0;[$'Configuration'.$F$77])" office:value-type="float" office:value="2.9597501666666663">
            <text:p>2.9597501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41]=&quot;&quot;;0;[$'Configuration'.$F$6])+IF([.C41]=&quot;&quot;;0;[$'Configuration'.$F$14])+IF([.D41]=&quot;&quot;;0;[$'Configuration'.$F$26])+IF([.E41]=&quot;&quot;;0;[$'Configuration'.$F$43])+IF([.F41]=&quot;&quot;;0;[$'Configuration'.$F$60])+IF([.G41]=&quot;&quot;;0;[$'Configuration'.$F$77])" office:value-type="float" office:value="3.3910634999999996">
            <text:p>3.3910635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number-columns-repeated="3" table:style-name="Gnumeric-default"/>
          <table:table-cell table:style-name="Gnumeric-default" table:formula="of:=[$'Configuration'.$F$1]+IF([.B42]=&quot;&quot;;0;[$'Configuration'.$F$6])+IF([.C42]=&quot;&quot;;0;[$'Configuration'.$F$14])+IF([.D42]=&quot;&quot;;0;[$'Configuration'.$F$26])+IF([.E42]=&quot;&quot;;0;[$'Configuration'.$F$43])+IF([.F42]=&quot;&quot;;0;[$'Configuration'.$F$60])+IF([.G42]=&quot;&quot;;0;[$'Configuration'.$F$77])" office:value-type="float" office:value="2.9597501666666663">
            <text:p>2.9597501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43]=&quot;&quot;;0;[$'Configuration'.$F$6])+IF([.C43]=&quot;&quot;;0;[$'Configuration'.$F$14])+IF([.D43]=&quot;&quot;;0;[$'Configuration'.$F$26])+IF([.E43]=&quot;&quot;;0;[$'Configuration'.$F$43])+IF([.F43]=&quot;&quot;;0;[$'Configuration'.$F$60])+IF([.G43]=&quot;&quot;;0;[$'Configuration'.$F$77])" office:value-type="float" office:value="3.3910634999999996">
            <text:p>3.3910635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44]=&quot;&quot;;0;[$'Configuration'.$F$6])+IF([.C44]=&quot;&quot;;0;[$'Configuration'.$F$14])+IF([.D44]=&quot;&quot;;0;[$'Configuration'.$F$26])+IF([.E44]=&quot;&quot;;0;[$'Configuration'.$F$43])+IF([.F44]=&quot;&quot;;0;[$'Configuration'.$F$60])+IF([.G44]=&quot;&quot;;0;[$'Configuration'.$F$77])" office:value-type="float" office:value="3.3910634999999996">
            <text:p>3.3910635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45]=&quot;&quot;;0;[$'Configuration'.$F$6])+IF([.C45]=&quot;&quot;;0;[$'Configuration'.$F$14])+IF([.D45]=&quot;&quot;;0;[$'Configuration'.$F$26])+IF([.E45]=&quot;&quot;;0;[$'Configuration'.$F$43])+IF([.F45]=&quot;&quot;;0;[$'Configuration'.$F$60])+IF([.G45]=&quot;&quot;;0;[$'Configuration'.$F$77])" office:value-type="float" office:value="3.8223768333333328">
            <text:p>3.82237683333333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number-columns-repeated="3"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46]=&quot;&quot;;0;[$'Configuration'.$F$6])+IF([.C46]=&quot;&quot;;0;[$'Configuration'.$F$14])+IF([.D46]=&quot;&quot;;0;[$'Configuration'.$F$26])+IF([.E46]=&quot;&quot;;0;[$'Configuration'.$F$43])+IF([.F46]=&quot;&quot;;0;[$'Configuration'.$F$60])+IF([.G46]=&quot;&quot;;0;[$'Configuration'.$F$77])" office:value-type="float" office:value="3.1696693333333328">
            <text:p>3.16966933333333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47]=&quot;&quot;;0;[$'Configuration'.$F$6])+IF([.C47]=&quot;&quot;;0;[$'Configuration'.$F$14])+IF([.D47]=&quot;&quot;;0;[$'Configuration'.$F$26])+IF([.E47]=&quot;&quot;;0;[$'Configuration'.$F$43])+IF([.F47]=&quot;&quot;;0;[$'Configuration'.$F$60])+IF([.G47]=&quot;&quot;;0;[$'Configuration'.$F$77])" office:value-type="float" office:value="3.1696693333333328">
            <text:p>3.16966933333333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48]=&quot;&quot;;0;[$'Configuration'.$F$6])+IF([.C48]=&quot;&quot;;0;[$'Configuration'.$F$14])+IF([.D48]=&quot;&quot;;0;[$'Configuration'.$F$26])+IF([.E48]=&quot;&quot;;0;[$'Configuration'.$F$43])+IF([.F48]=&quot;&quot;;0;[$'Configuration'.$F$60])+IF([.G48]=&quot;&quot;;0;[$'Configuration'.$F$77])" office:value-type="float" office:value="3.600982666666666">
            <text:p>3.6009826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number-columns-repeated="3" table:style-name="Gnumeric-default"/>
          <table:table-cell table:style-name="Gnumeric-default" table:formula="of:=[$'Configuration'.$F$1]+IF([.B49]=&quot;&quot;;0;[$'Configuration'.$F$6])+IF([.C49]=&quot;&quot;;0;[$'Configuration'.$F$14])+IF([.D49]=&quot;&quot;;0;[$'Configuration'.$F$26])+IF([.E49]=&quot;&quot;;0;[$'Configuration'.$F$43])+IF([.F49]=&quot;&quot;;0;[$'Configuration'.$F$60])+IF([.G49]=&quot;&quot;;0;[$'Configuration'.$F$77])" office:value-type="float" office:value="3.1696693333333328">
            <text:p>3.16966933333333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50]=&quot;&quot;;0;[$'Configuration'.$F$6])+IF([.C50]=&quot;&quot;;0;[$'Configuration'.$F$14])+IF([.D50]=&quot;&quot;;0;[$'Configuration'.$F$26])+IF([.E50]=&quot;&quot;;0;[$'Configuration'.$F$43])+IF([.F50]=&quot;&quot;;0;[$'Configuration'.$F$60])+IF([.G50]=&quot;&quot;;0;[$'Configuration'.$F$77])" office:value-type="float" office:value="3.600982666666666">
            <text:p>3.6009826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51]=&quot;&quot;;0;[$'Configuration'.$F$6])+IF([.C51]=&quot;&quot;;0;[$'Configuration'.$F$14])+IF([.D51]=&quot;&quot;;0;[$'Configuration'.$F$26])+IF([.E51]=&quot;&quot;;0;[$'Configuration'.$F$43])+IF([.F51]=&quot;&quot;;0;[$'Configuration'.$F$60])+IF([.G51]=&quot;&quot;;0;[$'Configuration'.$F$77])" office:value-type="float" office:value="3.600982666666666">
            <text:p>3.6009826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52]=&quot;&quot;;0;[$'Configuration'.$F$6])+IF([.C52]=&quot;&quot;;0;[$'Configuration'.$F$14])+IF([.D52]=&quot;&quot;;0;[$'Configuration'.$F$26])+IF([.E52]=&quot;&quot;;0;[$'Configuration'.$F$43])+IF([.F52]=&quot;&quot;;0;[$'Configuration'.$F$60])+IF([.G52]=&quot;&quot;;0;[$'Configuration'.$F$77])" office:value-type="float" office:value="4.0322959999999997">
            <text:p>4.032296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number-columns-repeated="2"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53]=&quot;&quot;;0;[$'Configuration'.$F$6])+IF([.C53]=&quot;&quot;;0;[$'Configuration'.$F$14])+IF([.D53]=&quot;&quot;;0;[$'Configuration'.$F$26])+IF([.E53]=&quot;&quot;;0;[$'Configuration'.$F$43])+IF([.F53]=&quot;&quot;;0;[$'Configuration'.$F$60])+IF([.G53]=&quot;&quot;;0;[$'Configuration'.$F$77])" office:value-type="float" office:value="3.5963901666666662">
            <text:p>3.5963901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54]=&quot;&quot;;0;[$'Configuration'.$F$6])+IF([.C54]=&quot;&quot;;0;[$'Configuration'.$F$14])+IF([.D54]=&quot;&quot;;0;[$'Configuration'.$F$26])+IF([.E54]=&quot;&quot;;0;[$'Configuration'.$F$43])+IF([.F54]=&quot;&quot;;0;[$'Configuration'.$F$60])+IF([.G54]=&quot;&quot;;0;[$'Configuration'.$F$77])" office:value-type="float" office:value="3.5963901666666662">
            <text:p>3.5963901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55]=&quot;&quot;;0;[$'Configuration'.$F$6])+IF([.C55]=&quot;&quot;;0;[$'Configuration'.$F$14])+IF([.D55]=&quot;&quot;;0;[$'Configuration'.$F$26])+IF([.E55]=&quot;&quot;;0;[$'Configuration'.$F$43])+IF([.F55]=&quot;&quot;;0;[$'Configuration'.$F$60])+IF([.G55]=&quot;&quot;;0;[$'Configuration'.$F$77])" office:value-type="float" office:value="4.0277034999999994">
            <text:p>4.0277035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number-columns-repeated="3" table:style-name="Gnumeric-default"/>
          <table:table-cell table:style-name="Gnumeric-default" table:formula="of:=[$'Configuration'.$F$1]+IF([.B56]=&quot;&quot;;0;[$'Configuration'.$F$6])+IF([.C56]=&quot;&quot;;0;[$'Configuration'.$F$14])+IF([.D56]=&quot;&quot;;0;[$'Configuration'.$F$26])+IF([.E56]=&quot;&quot;;0;[$'Configuration'.$F$43])+IF([.F56]=&quot;&quot;;0;[$'Configuration'.$F$60])+IF([.G56]=&quot;&quot;;0;[$'Configuration'.$F$77])" office:value-type="float" office:value="3.5963901666666662">
            <text:p>3.59639016666667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57]=&quot;&quot;;0;[$'Configuration'.$F$6])+IF([.C57]=&quot;&quot;;0;[$'Configuration'.$F$14])+IF([.D57]=&quot;&quot;;0;[$'Configuration'.$F$26])+IF([.E57]=&quot;&quot;;0;[$'Configuration'.$F$43])+IF([.F57]=&quot;&quot;;0;[$'Configuration'.$F$60])+IF([.G57]=&quot;&quot;;0;[$'Configuration'.$F$77])" office:value-type="float" office:value="4.0277034999999994">
            <text:p>4.0277035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58]=&quot;&quot;;0;[$'Configuration'.$F$6])+IF([.C58]=&quot;&quot;;0;[$'Configuration'.$F$14])+IF([.D58]=&quot;&quot;;0;[$'Configuration'.$F$26])+IF([.E58]=&quot;&quot;;0;[$'Configuration'.$F$43])+IF([.F58]=&quot;&quot;;0;[$'Configuration'.$F$60])+IF([.G58]=&quot;&quot;;0;[$'Configuration'.$F$77])" office:value-type="float" office:value="4.0277034999999994">
            <text:p>4.0277035</text:p>
          </table:table-cell>
          <table:table-cell table:number-columns-repeated="119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59]=&quot;&quot;;0;[$'Configuration'.$F$6])+IF([.C59]=&quot;&quot;;0;[$'Configuration'.$F$14])+IF([.D59]=&quot;&quot;;0;[$'Configuration'.$F$26])+IF([.E59]=&quot;&quot;;0;[$'Configuration'.$F$43])+IF([.F59]=&quot;&quot;;0;[$'Configuration'.$F$60])+IF([.G59]=&quot;&quot;;0;[$'Configuration'.$F$77])" office:value-type="float" office:value="4.4590168333333331">
            <text:p>4.45901683333333</text:p>
          </table:table-cell>
          <table:table-cell table:number-columns-repeated="119" table:style-name="Gnumeric-default"/>
        </table:table-row>
        <table:table-row table:style-name="AROW-1" table:number-rows-repeated="52">
          <table:table-cell table:number-columns-repeated="128"/>
        </table:table-row>
        <table:table-row table:style-name="AROW-0" table:number-rows-repeated="913">
          <table:table-cell table:number-columns-repeated="128"/>
        </table:table-row>
        <table:named-expressions>
          <table:named-expression table:name="Sheet_Title" table:expression="of:=&quot;Configuration Lookup&quot;" table:base-cell-address="$'Configuration Lookup'.$A$1"/>
          <table:named-expression table:name="Print_Area" table:expression="of:=#REF!" table:base-cell-address="$'Configuration Lookup'.$A$1"/>
        </table:named-expressions>
        <gnm:selections gnm:cursor-col="11" gnm:cursor-row="11">
          <gnm:selection gnm:start-col="11" gnm:start-row="11" gnm:end-col="11" gnm:end-row="11"/>
        </gnm:selections>
      </table:table>
      <table:table table:name="Configuration" table:style-name="ta-1" table:print="true">
        <office:forms form:automatic-focus="false" form:apply-design-mode="false">
          <form:form/>
        </office:forms>
        <table:table-column table:default-cell-style-name="ACE-5" table:style-name="ACOL-13"/>
        <table:table-column table:default-cell-style-name="ACE-10" table:style-name="ACOL-9"/>
        <table:table-column table:default-cell-style-name="ACE-10" table:style-name="ACOL-14"/>
        <table:table-column table:default-cell-style-name="ACE-8" table:style-name="ACOL-12" table:number-columns-repeated="3"/>
        <table:table-column table:default-cell-style-name="ACE-10" table:style-name="ACOL-12" table:number-columns-repeated="122"/>
        <table:table-row table:style-name="AROW-1">
          <table:table-cell table:style-name="ACE-1" office:value-type="string">
            <text:p>All Configs</text:p>
          </table:table-cell>
          <table:table-cell table:number-columns-repeated="2" table:style-name="ACE-6"/>
          <table:table-cell table:style-name="ACE-7"/>
          <table:table-cell table:style-name="ACE-7" office:value-type="string">
            <text:p>V varies wildly with qty</text:p>
          </table:table-cell>
          <table:table-cell table:style-name="ACE-7" table:formula="of:=SUM([.E2:.E3])" office:value-type="float" office:value="2.0082499999999999">
            <text:p>2.00825</text:p>
          </table:table-cell>
          <table:table-cell table:number-columns-repeated="122" table:style-name="ACE-10"/>
        </table:table-row>
        <table:table-row table:style-name="AROW-1">
          <table:table-cell table:style-name="ACE-2" office:value-type="string">
            <text:p>PCB</text:p>
          </table:table-cell>
          <table:table-cell table:number-columns-repeated="3" table:style-name="ACE-7"/>
          <table:table-cell table:style-name="ACE-7" office:value-type="float" office:value="2">
            <text:p>2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2" office:value-type="string">
            <text:p>J4</text:p>
          </table:table-cell>
          <table:table-cell table:style-name="ACE-7" office:value-type="string">
            <text:p>1x5</text:p>
          </table:table-cell>
          <table:table-cell table:style-name="ACE-7" office:value-type="string">
            <text:p>2.54mm Male</text:p>
          </table:table-cell>
          <table:table-cell table:style-name="ACE-7" table:formula="of:=[.B3]&amp;&quot;_&quot;&amp;[.C3]" office:value-type="string" office:string-value="1x5_2.54mm Male">
            <text:p>1x5_2.54mm Male</text:p>
          </table:table-cell>
          <table:table-cell table:style-name="ACE-7" table:formula="of:=IF([.D3]=&quot;&quot;;&quot;&quot;;VLOOKUP([.D3];[$'Part Table'.A$1:.B$1024];2;FALSE()))" office:value-type="float" office:value="0.0082500000000000004">
            <text:p>0.00825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3"/>
          <table:table-cell table:number-columns-repeated="3" table:style-name="ACE-8"/>
          <table:table-cell table:style-name="ACE-8" table:formula="of:=IF([.D4]=&quot;&quot;;&quot;&quot;;VLOOKUP([.D4];[$'Part Table'.A$1:.B$1024];2;FALSE()))" office:value-type="string" office:string-value="">
            <text:p/>
          </table:table-cell>
          <table:table-cell table:style-name="ACE-8"/>
          <table:table-cell table:number-columns-repeated="122" table:style-name="ACE-10"/>
        </table:table-row>
        <table:table-row table:style-name="AROW-1">
          <table:table-cell table:style-name="ACE-3"/>
          <table:table-cell table:number-columns-repeated="3" table:style-name="ACE-8"/>
          <table:table-cell table:style-name="ACE-8" table:formula="of:=IF([.D5]=&quot;&quot;;&quot;&quot;;VLOOKUP([.D5];[$'Part Table'.A$1:.B$1024];2;FALSE()))" office:value-type="string" office:string-value="">
            <text:p/>
          </table:table-cell>
          <table:table-cell table:style-name="ACE-8"/>
          <table:table-cell table:number-columns-repeated="122" table:style-name="ACE-10"/>
        </table:table-row>
        <table:table-row table:style-name="AROW-1">
          <table:table-cell table:number-columns-spanned="3" gnm:columns-spanned-fake="true" table:style-name="ACE-4" office:value-type="string">
            <text:p>USB Port</text:p>
          </table:table-cell>
          <table:table-cell table:number-columns-repeated="2" table:style-name="ACE-9"/>
          <table:table-cell table:style-name="ACE-7"/>
          <table:table-cell table:style-name="ACE-7" table:formula="of:=IF([.D6]=&quot;&quot;;&quot;&quot;;VLOOKUP([.D6];[$'Part Table'.A$1:.B$1024];2;FALSE()))" office:value-type="string" office:string-value="">
            <text:p/>
          </table:table-cell>
          <table:table-cell table:style-name="ACE-7" table:formula="of:=SUM([.E7:.E12])" office:value-type="float" office:value="0.093465999999999994">
            <text:p>0.093466</text:p>
          </table:table-cell>
          <table:table-cell table:number-columns-repeated="122" table:style-name="ACE-10"/>
        </table:table-row>
        <table:table-row table:style-name="AROW-1">
          <table:table-cell table:style-name="ACE-1" office:value-type="string">
            <text:p>F1</text:p>
          </table:table-cell>
          <table:table-cell table:style-name="ACE-6" office:value-type="string">
            <text:p>1.5A</text:p>
          </table:table-cell>
          <table:table-cell table:style-name="ACE-6" office:value-type="string">
            <text:p>0805</text:p>
          </table:table-cell>
          <table:table-cell table:style-name="ACE-7" table:formula="of:=[.B7]&amp;&quot;_&quot;&amp;[.C7]" office:value-type="string" office:string-value="1.5A_0805">
            <text:p>1.5A_0805</text:p>
          </table:table-cell>
          <table:table-cell table:style-name="ACE-7" table:formula="of:=IF([.D7]=&quot;&quot;;&quot;&quot;;VLOOKUP([.D7];[$'Part Table'.A$1:.B$1024];2;FALSE()))" office:value-type="float" office:value="0.083999999999999991">
            <text:p>0.08399999999999999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1</text:p>
          </table:table-cell>
          <table:table-cell table:style-name="ACE-6" office:value-type="string">
            <text:p>5k1</text:p>
          </table:table-cell>
          <table:table-cell table:style-name="ACE-6" office:value-type="string">
            <text:p>0805</text:p>
          </table:table-cell>
          <table:table-cell table:style-name="ACE-7" table:formula="of:=[.B8]&amp;&quot;_&quot;&amp;[.C8]" office:value-type="string" office:string-value="5k1_0805">
            <text:p>5k1_0805</text:p>
          </table:table-cell>
          <table:table-cell table:style-name="ACE-7" table:formula="of:=IF([.D8]=&quot;&quot;;&quot;&quot;;VLOOKUP([.D8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2</text:p>
          </table:table-cell>
          <table:table-cell table:style-name="ACE-6" office:value-type="string">
            <text:p>5k1</text:p>
          </table:table-cell>
          <table:table-cell table:style-name="ACE-6" office:value-type="string">
            <text:p>0805</text:p>
          </table:table-cell>
          <table:table-cell table:style-name="ACE-7" table:formula="of:=[.B9]&amp;&quot;_&quot;&amp;[.C9]" office:value-type="string" office:string-value="5k1_0805">
            <text:p>5k1_0805</text:p>
          </table:table-cell>
          <table:table-cell table:style-name="ACE-7" table:formula="of:=IF([.D9]=&quot;&quot;;&quot;&quot;;VLOOKUP([.D9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J1</text:p>
          </table:table-cell>
          <table:table-cell table:style-name="ACE-6" office:value-type="string">
            <text:p>1x1</text:p>
          </table:table-cell>
          <table:table-cell table:style-name="ACE-6" office:value-type="string">
            <text:p>2.54mm Male</text:p>
          </table:table-cell>
          <table:table-cell table:style-name="ACE-7" table:formula="of:=[.B10]&amp;&quot;_&quot;&amp;[.C10]" office:value-type="string" office:string-value="1x1_2.54mm Male">
            <text:p>1x1_2.54mm Male</text:p>
          </table:table-cell>
          <table:table-cell table:style-name="ACE-7" table:formula="of:=IF([.D10]=&quot;&quot;;&quot;&quot;;VLOOKUP([.D10];[$'Part Table'.A$1:.B$1024];2;FALSE()))" office:value-type="float" office:value="0.00165">
            <text:p>0.00165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J2</text:p>
          </table:table-cell>
          <table:table-cell table:style-name="ACE-6" office:value-type="string">
            <text:p>1x1</text:p>
          </table:table-cell>
          <table:table-cell table:style-name="ACE-6" office:value-type="string">
            <text:p>2.54mm Male</text:p>
          </table:table-cell>
          <table:table-cell table:style-name="ACE-7" table:formula="of:=[.B11]&amp;&quot;_&quot;&amp;[.C11]" office:value-type="string" office:string-value="1x1_2.54mm Male">
            <text:p>1x1_2.54mm Male</text:p>
          </table:table-cell>
          <table:table-cell table:style-name="ACE-7" table:formula="of:=IF([.D11]=&quot;&quot;;&quot;&quot;;VLOOKUP([.D11];[$'Part Table'.A$1:.B$1024];2;FALSE()))" office:value-type="float" office:value="0.00165">
            <text:p>0.00165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J3</text:p>
          </table:table-cell>
          <table:table-cell table:style-name="ACE-6" office:value-type="string">
            <text:p>1x1</text:p>
          </table:table-cell>
          <table:table-cell table:style-name="ACE-6" office:value-type="string">
            <text:p>2.54mm Male</text:p>
          </table:table-cell>
          <table:table-cell table:style-name="ACE-7" table:formula="of:=[.B12]&amp;&quot;_&quot;&amp;[.C12]" office:value-type="string" office:string-value="1x1_2.54mm Male">
            <text:p>1x1_2.54mm Male</text:p>
          </table:table-cell>
          <table:table-cell table:style-name="ACE-7" table:formula="of:=IF([.D12]=&quot;&quot;;&quot;&quot;;VLOOKUP([.D12];[$'Part Table'.A$1:.B$1024];2;FALSE()))" office:value-type="float" office:value="0.00165">
            <text:p>0.00165</text:p>
          </table:table-cell>
          <table:table-cell table:style-name="ACE-7"/>
          <table:table-cell table:number-columns-repeated="122" table:style-name="ACE-10"/>
        </table:table-row>
        <table:table-row table:style-name="AROW-0">
          <table:table-cell table:style-name="ACE-5"/>
          <table:table-cell table:number-columns-repeated="2" table:style-name="ACE-10"/>
          <table:table-cell table:style-name="ACE-8"/>
          <table:table-cell table:style-name="ACE-8" table:formula="of:=IF([.D13]=&quot;&quot;;&quot;&quot;;VLOOKUP([.D13];[$'Part Table'.A$1:.B$1024];2;FALSE()))" office:value-type="string" office:string-value="">
            <text:p/>
          </table:table-cell>
          <table:table-cell table:style-name="ACE-8"/>
          <table:table-cell table:number-columns-repeated="122" table:style-name="ACE-10"/>
        </table:table-row>
        <table:table-row table:style-name="AROW-1">
          <table:table-cell table:number-columns-spanned="3" gnm:columns-spanned-fake="true" table:style-name="ACE-4" office:value-type="string">
            <text:p>Battery Charger</text:p>
          </table:table-cell>
          <table:table-cell table:number-columns-repeated="2" table:style-name="ACE-9"/>
          <table:table-cell table:style-name="ACE-7"/>
          <table:table-cell table:style-name="ACE-7" table:formula="of:=IF([.D14]=&quot;&quot;;&quot;&quot;;VLOOKUP([.D14];[$'Part Table'.A$1:.B$1024];2;FALSE()))" office:value-type="string" office:string-value="">
            <text:p/>
          </table:table-cell>
          <table:table-cell table:style-name="ACE-7" table:formula="of:=SUM([.E15:.E23])" office:value-type="float" office:value="0.63663999999999998">
            <text:p>0.63664</text:p>
          </table:table-cell>
          <table:table-cell table:number-columns-repeated="122" table:style-name="ACE-10"/>
        </table:table-row>
        <table:table-row table:style-name="AROW-1">
          <table:table-cell table:style-name="ACE-1" office:value-type="string">
            <text:p>U1</text:p>
          </table:table-cell>
          <table:table-cell table:style-name="ACE-6" office:value-type="string">
            <text:p>BQ2409X</text:p>
          </table:table-cell>
          <table:table-cell table:style-name="ACE-6" office:value-type="string">
            <text:p>MSOP-10-EP</text:p>
          </table:table-cell>
          <table:table-cell table:style-name="ACE-7" table:formula="of:=[.B15]&amp;&quot;_&quot;&amp;[.C15]" office:value-type="string" office:string-value="BQ2409X_MSOP-10-EP">
            <text:p>BQ2409X_MSOP-10-EP</text:p>
          </table:table-cell>
          <table:table-cell table:style-name="ACE-7" table:formula="of:=IF([.D15]=&quot;&quot;;&quot;&quot;;VLOOKUP([.D15];[$'Part Table'.A$1:.B$1024];2;FALSE()))" office:value-type="float" office:value="0.59999999999999998">
            <text:p>0.6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C1</text:p>
          </table:table-cell>
          <table:table-cell table:style-name="ACE-6" office:value-type="string">
            <text:p>1u</text:p>
          </table:table-cell>
          <table:table-cell table:style-name="ACE-6" office:value-type="string">
            <text:p>0805</text:p>
          </table:table-cell>
          <table:table-cell table:style-name="ACE-7" table:formula="of:=[.B16]&amp;&quot;_&quot;&amp;[.C16]" office:value-type="string" office:string-value="1u_0805">
            <text:p>1u_0805</text:p>
          </table:table-cell>
          <table:table-cell table:style-name="ACE-7" table:formula="of:=IF([.D16]=&quot;&quot;;&quot;&quot;;VLOOKUP([.D16];[$'Part Table'.A$1:.B$1024];2;FALSE()))" office:value-type="float" office:value="0.01311">
            <text:p>0.01311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3</text:p>
          </table:table-cell>
          <table:table-cell table:style-name="ACE-6" office:value-type="string">
            <text:p>540R</text:p>
          </table:table-cell>
          <table:table-cell table:style-name="ACE-6" office:value-type="string">
            <text:p>0805</text:p>
          </table:table-cell>
          <table:table-cell table:style-name="ACE-7" table:formula="of:=[.B17]&amp;&quot;_&quot;&amp;[.C17]" office:value-type="string" office:string-value="540R_0805">
            <text:p>540R_0805</text:p>
          </table:table-cell>
          <table:table-cell table:style-name="ACE-7" table:formula="of:=IF([.D17]=&quot;&quot;;&quot;&quot;;VLOOKUP([.D17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4</text:p>
          </table:table-cell>
          <table:table-cell table:style-name="ACE-6" office:value-type="string">
            <text:p>2k</text:p>
          </table:table-cell>
          <table:table-cell table:style-name="ACE-6" office:value-type="string">
            <text:p>0805</text:p>
          </table:table-cell>
          <table:table-cell table:style-name="ACE-7" table:formula="of:=[.B18]&amp;&quot;_&quot;&amp;[.C18]" office:value-type="string" office:string-value="2k_0805">
            <text:p>2k_0805</text:p>
          </table:table-cell>
          <table:table-cell table:style-name="ACE-7" table:formula="of:=IF([.D18]=&quot;&quot;;&quot;&quot;;VLOOKUP([.D18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5</text:p>
          </table:table-cell>
          <table:table-cell table:style-name="ACE-6" office:value-type="string">
            <text:p>100k</text:p>
          </table:table-cell>
          <table:table-cell table:style-name="ACE-6" office:value-type="string">
            <text:p>0805</text:p>
          </table:table-cell>
          <table:table-cell table:style-name="ACE-7" table:formula="of:=[.B19]&amp;&quot;_&quot;&amp;[.C19]" office:value-type="string" office:string-value="100k_0805">
            <text:p>100k_0805</text:p>
          </table:table-cell>
          <table:table-cell table:style-name="ACE-7" table:formula="of:=IF([.D19]=&quot;&quot;;&quot;&quot;;VLOOKUP([.D19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6</text:p>
          </table:table-cell>
          <table:table-cell table:style-name="ACE-6" office:value-type="string">
            <text:p>1k5</text:p>
          </table:table-cell>
          <table:table-cell table:style-name="ACE-6" office:value-type="string">
            <text:p>0805</text:p>
          </table:table-cell>
          <table:table-cell table:style-name="ACE-7" table:formula="of:=[.B20]&amp;&quot;_&quot;&amp;[.C20]" office:value-type="string" office:string-value="1k5_0805">
            <text:p>1k5_0805</text:p>
          </table:table-cell>
          <table:table-cell table:style-name="ACE-7" table:formula="of:=IF([.D20]=&quot;&quot;;&quot;&quot;;VLOOKUP([.D20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7</text:p>
          </table:table-cell>
          <table:table-cell table:style-name="ACE-6" office:value-type="string">
            <text:p>1k5</text:p>
          </table:table-cell>
          <table:table-cell table:style-name="ACE-6" office:value-type="string">
            <text:p>0805</text:p>
          </table:table-cell>
          <table:table-cell table:style-name="ACE-7" table:formula="of:=[.B21]&amp;&quot;_&quot;&amp;[.C21]" office:value-type="string" office:string-value="1k5_0805">
            <text:p>1k5_0805</text:p>
          </table:table-cell>
          <table:table-cell table:style-name="ACE-7" table:formula="of:=IF([.D21]=&quot;&quot;;&quot;&quot;;VLOOKUP([.D21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D1</text:p>
          </table:table-cell>
          <table:table-cell table:style-name="ACE-6" office:value-type="string">
            <text:p>Red</text:p>
          </table:table-cell>
          <table:table-cell table:style-name="ACE-6" office:value-type="string">
            <text:p>1206</text:p>
          </table:table-cell>
          <table:table-cell table:style-name="ACE-7" table:formula="of:=[.B22]&amp;&quot;_&quot;&amp;[.C22]" office:value-type="string" office:string-value="Red_1206">
            <text:p>Red_1206</text:p>
          </table:table-cell>
          <table:table-cell table:style-name="ACE-7" table:formula="of:=IF([.D22]=&quot;&quot;;&quot;&quot;;VLOOKUP([.D22];[$'Part Table'.A$1:.B$1024];2;FALSE()))" office:value-type="float" office:value="0.005653333333333334">
            <text:p>0.005653333333333334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D2</text:p>
          </table:table-cell>
          <table:table-cell table:style-name="ACE-6" office:value-type="string">
            <text:p>Blue</text:p>
          </table:table-cell>
          <table:table-cell table:style-name="ACE-6" office:value-type="string">
            <text:p>1206</text:p>
          </table:table-cell>
          <table:table-cell table:style-name="ACE-7" table:formula="of:=[.B23]&amp;&quot;_&quot;&amp;[.C23]" office:value-type="string" office:string-value="Blue_1206">
            <text:p>Blue_1206</text:p>
          </table:table-cell>
          <table:table-cell table:style-name="ACE-7" table:formula="of:=IF([.D23]=&quot;&quot;;&quot;&quot;;VLOOKUP([.D23];[$'Part Table'.A$1:.B$1024];2;FALSE()))" office:value-type="float" office:value="0.0065866666666666669">
            <text:p>0.006586666666666667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3"/>
          <table:table-cell table:number-columns-repeated="3" table:style-name="ACE-8"/>
          <table:table-cell table:style-name="ACE-8" table:formula="of:=IF([.D24]=&quot;&quot;;&quot;&quot;;VLOOKUP([.D24];[$'Part Table'.A$1:.B$1024];2;FALSE()))" office:value-type="string" office:string-value="">
            <text:p/>
          </table:table-cell>
          <table:table-cell table:style-name="ACE-8"/>
          <table:table-cell table:number-columns-repeated="122" table:style-name="ACE-10"/>
        </table:table-row>
        <table:table-row table:style-name="AROW-1">
          <table:table-cell table:number-columns-spanned="3" gnm:columns-spanned-fake="true" table:style-name="ACE-4" office:value-type="string">
            <text:p>3v3 Regulator</text:p>
          </table:table-cell>
          <table:table-cell table:number-columns-repeated="2" table:style-name="ACE-9"/>
          <table:table-cell table:style-name="ACE-7"/>
          <table:table-cell table:style-name="ACE-7" table:formula="of:=IF([.D25]=&quot;&quot;;&quot;&quot;;VLOOKUP([.D25];[$'Part Table'.A$1:.B$1024];2;FALSE()))" office:value-type="string" office:string-value="">
            <text:p/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2" office:value-type="string">
            <text:p>U2</text:p>
          </table:table-cell>
          <table:table-cell table:style-name="ACE-6" office:value-type="string">
            <text:p>34063</text:p>
          </table:table-cell>
          <table:table-cell table:style-name="ACE-6" office:value-type="string">
            <text:p>SOIC-8</text:p>
          </table:table-cell>
          <table:table-cell table:style-name="ACE-7" table:formula="of:=[.B26]&amp;&quot;_&quot;&amp;[.C26]" office:value-type="string" office:string-value="34063_SOIC-8">
            <text:p>34063_SOIC-8</text:p>
          </table:table-cell>
          <table:table-cell table:style-name="ACE-7" table:formula="of:=IF([.D26]=&quot;&quot;;&quot;&quot;;VLOOKUP([.D26];[$'Part Table'.A$1:.B$1024];2;FALSE()))" office:value-type="float" office:value="0.0504">
            <text:p>0.0504</text:p>
          </table:table-cell>
          <table:table-cell table:style-name="ACE-7" table:formula="of:=SUM([.E26:.E40])" office:value-type="float" office:value="0.42672083333333333">
            <text:p>0.4267208333333333</text:p>
          </table:table-cell>
          <table:table-cell table:number-columns-repeated="122" table:style-name="ACE-10"/>
        </table:table-row>
        <table:table-row table:style-name="AROW-1">
          <table:table-cell table:style-name="ACE-1" office:value-type="string">
            <text:p>Q1</text:p>
          </table:table-cell>
          <table:table-cell table:style-name="ACE-6" office:value-type="string">
            <text:p>PMOS 3A</text:p>
          </table:table-cell>
          <table:table-cell table:style-name="ACE-6" office:value-type="string">
            <text:p><text:s/>GSD SOT-23</text:p>
          </table:table-cell>
          <table:table-cell table:style-name="ACE-7" table:formula="of:=[.B27]&amp;&quot;_&quot;&amp;[.C27]" office:value-type="string" office:string-value="PMOS 3A_ GSD SOT-23">
            <text:p>PMOS 3A_ GSD SOT-23</text:p>
          </table:table-cell>
          <table:table-cell table:style-name="ACE-7" table:formula="of:=IF([.D27]=&quot;&quot;;&quot;&quot;;VLOOKUP([.D27];[$'Part Table'.A$1:.B$1024];2;FALSE()))" office:value-type="float" office:value="0.012960000000000001">
            <text:p>0.012960000000000001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C2</text:p>
          </table:table-cell>
          <table:table-cell table:style-name="ACE-6" office:value-type="string">
            <text:p>100uF 6v</text:p>
          </table:table-cell>
          <table:table-cell table:style-name="ACE-6" office:value-type="string">
            <text:p>1206</text:p>
          </table:table-cell>
          <table:table-cell table:style-name="ACE-7" table:formula="of:=[.B28]&amp;&quot;_&quot;&amp;[.C28]" office:value-type="string" office:string-value="100uF 6v_1206">
            <text:p>100uF 6v_1206</text:p>
          </table:table-cell>
          <table:table-cell table:style-name="ACE-7" table:formula="of:=IF([.D28]=&quot;&quot;;&quot;&quot;;VLOOKUP([.D28];[$'Part Table'.A$1:.B$1024];2;FALSE()))" office:value-type="float" office:value="0.0378">
            <text:p>0.037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C6</text:p>
          </table:table-cell>
          <table:table-cell table:style-name="ACE-6" office:value-type="string">
            <text:p>470pF</text:p>
          </table:table-cell>
          <table:table-cell table:style-name="ACE-6" office:value-type="string">
            <text:p>0805</text:p>
          </table:table-cell>
          <table:table-cell table:style-name="ACE-7" table:formula="of:=[.B29]&amp;&quot;_&quot;&amp;[.C29]" office:value-type="string" office:string-value="470pF_0805">
            <text:p>470pF_0805</text:p>
          </table:table-cell>
          <table:table-cell table:style-name="ACE-7" table:formula="of:=IF([.D29]=&quot;&quot;;&quot;&quot;;VLOOKUP([.D29];[$'Part Table'.A$1:.B$1024];2;FALSE()))" office:value-type="float" office:value="0.0089674999999999998">
            <text:p>0.0089675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C10</text:p>
          </table:table-cell>
          <table:table-cell table:style-name="ACE-6" office:value-type="string">
            <text:p>470uF 35v</text:p>
          </table:table-cell>
          <table:table-cell table:style-name="ACE-6" office:value-type="string">
            <text:p>10mm 5mm radial</text:p>
          </table:table-cell>
          <table:table-cell table:style-name="ACE-7" table:formula="of:=[.B30]&amp;&quot;_&quot;&amp;[.C30]" office:value-type="string" office:string-value="470uF 35v_10mm 5mm radial">
            <text:p>470uF 35v_10mm 5mm radial</text:p>
          </table:table-cell>
          <table:table-cell table:style-name="ACE-7" table:formula="of:=IF([.D30]=&quot;&quot;;&quot;&quot;;VLOOKUP([.D30];[$'Part Table'.A$1:.B$1024];2;FALSE()))" office:value-type="float" office:value="0.072000000000000008">
            <text:p>0.07200000000000001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8</text:p>
          </table:table-cell>
          <table:table-cell table:style-name="ACE-6" office:value-type="string">
            <text:p>10k</text:p>
          </table:table-cell>
          <table:table-cell table:style-name="ACE-6" office:value-type="string">
            <text:p>0805</text:p>
          </table:table-cell>
          <table:table-cell table:style-name="ACE-7" table:formula="of:=[.B31]&amp;&quot;_&quot;&amp;[.C31]" office:value-type="string" office:string-value="10k_0805">
            <text:p>10k_0805</text:p>
          </table:table-cell>
          <table:table-cell table:style-name="ACE-7" table:formula="of:=IF([.D31]=&quot;&quot;;&quot;&quot;;VLOOKUP([.D31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9</text:p>
          </table:table-cell>
          <table:table-cell table:style-name="ACE-6" office:value-type="string">
            <text:p>1k</text:p>
          </table:table-cell>
          <table:table-cell table:style-name="ACE-6" office:value-type="string">
            <text:p>0805</text:p>
          </table:table-cell>
          <table:table-cell table:style-name="ACE-7" table:formula="of:=[.B32]&amp;&quot;_&quot;&amp;[.C32]" office:value-type="string" office:string-value="1k_0805">
            <text:p>1k_0805</text:p>
          </table:table-cell>
          <table:table-cell table:style-name="ACE-7" table:formula="of:=IF([.D32]=&quot;&quot;;&quot;&quot;;VLOOKUP([.D32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16</text:p>
          </table:table-cell>
          <table:table-cell table:style-name="ACE-6" office:value-type="string">
            <text:p>0R22 1.5A</text:p>
          </table:table-cell>
          <table:table-cell table:style-name="ACE-6" office:value-type="string">
            <text:p>0805</text:p>
          </table:table-cell>
          <table:table-cell table:style-name="ACE-7" table:formula="of:=[.B33]&amp;&quot;_&quot;&amp;[.C33]" office:value-type="string" office:string-value="0R22 1.5A_0805">
            <text:p>0R22 1.5A_0805</text:p>
          </table:table-cell>
          <table:table-cell table:style-name="ACE-7" table:formula="of:=IF([.D33]=&quot;&quot;;&quot;&quot;;VLOOKUP([.D33];[$'Part Table'.A$1:.B$1024];2;FALSE()))" office:value-type="float" office:value="0.0040000000000000001">
            <text:p>0.004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26</text:p>
          </table:table-cell>
          <table:table-cell table:style-name="ACE-6" office:value-type="string">
            <text:p>5k6</text:p>
          </table:table-cell>
          <table:table-cell table:style-name="ACE-6" office:value-type="string">
            <text:p>0805</text:p>
          </table:table-cell>
          <table:table-cell table:style-name="ACE-7" table:formula="of:=[.B34]&amp;&quot;_&quot;&amp;[.C34]" office:value-type="string" office:string-value="5k6_0805">
            <text:p>5k6_0805</text:p>
          </table:table-cell>
          <table:table-cell table:style-name="ACE-7" table:formula="of:=IF([.D34]=&quot;&quot;;&quot;&quot;;VLOOKUP([.D34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27</text:p>
          </table:table-cell>
          <table:table-cell table:style-name="ACE-6" office:value-type="string">
            <text:p>3k3</text:p>
          </table:table-cell>
          <table:table-cell table:style-name="ACE-6" office:value-type="string">
            <text:p>0805</text:p>
          </table:table-cell>
          <table:table-cell table:style-name="ACE-7" table:formula="of:=[.B35]&amp;&quot;_&quot;&amp;[.C35]" office:value-type="string" office:string-value="3k3_0805">
            <text:p>3k3_0805</text:p>
          </table:table-cell>
          <table:table-cell table:style-name="ACE-7" table:formula="of:=IF([.D35]=&quot;&quot;;&quot;&quot;;VLOOKUP([.D35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L4</text:p>
          </table:table-cell>
          <table:table-cell table:style-name="ACE-6" office:value-type="string">
            <text:p>220uH 1.5A</text:p>
          </table:table-cell>
          <table:table-cell table:style-name="ACE-6" office:value-type="string">
            <text:p>SRR1280</text:p>
          </table:table-cell>
          <table:table-cell table:style-name="ACE-7" table:formula="of:=[.B36]&amp;&quot;_&quot;&amp;[.C36]" office:value-type="string" office:string-value="220uH 1.5A_SRR1280">
            <text:p>220uH 1.5A_SRR1280</text:p>
          </table:table-cell>
          <table:table-cell table:style-name="ACE-7" table:formula="of:=IF([.D36]=&quot;&quot;;&quot;&quot;;VLOOKUP([.D36];[$'Part Table'.A$1:.B$1024];2;FALSE()))" office:value-type="float" office:value="0.16200000000000001">
            <text:p>0.162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2" office:value-type="string">
            <text:p>D3</text:p>
          </table:table-cell>
          <table:table-cell table:style-name="ACE-7" office:value-type="string">
            <text:p>1.5A Schottky</text:p>
          </table:table-cell>
          <table:table-cell table:style-name="ACE-7" office:value-type="string">
            <text:p>SOD-123F</text:p>
          </table:table-cell>
          <table:table-cell table:style-name="ACE-7" table:formula="of:=[.B37]&amp;&quot;_&quot;&amp;[.C37]" office:value-type="string" office:string-value="1.5A Schottky_SOD-123F">
            <text:p>1.5A Schottky_SOD-123F</text:p>
          </table:table-cell>
          <table:table-cell table:style-name="ACE-7" table:formula="of:=IF([.D37]=&quot;&quot;;&quot;&quot;;VLOOKUP([.D37];[$'Part Table'.A$1:.B$1024];2;FALSE()))" office:value-type="float" office:value="0.059999999999999998">
            <text:p>0.06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J9</text:p>
          </table:table-cell>
          <table:table-cell table:style-name="ACE-6" office:value-type="string">
            <text:p>1x1</text:p>
          </table:table-cell>
          <table:table-cell table:style-name="ACE-6" office:value-type="string">
            <text:p>2.54mm Male</text:p>
          </table:table-cell>
          <table:table-cell table:style-name="ACE-7" table:formula="of:=[.B38]&amp;&quot;_&quot;&amp;[.C38]" office:value-type="string" office:string-value="1x1_2.54mm Male">
            <text:p>1x1_2.54mm Male</text:p>
          </table:table-cell>
          <table:table-cell table:style-name="ACE-7" table:formula="of:=IF([.D38]=&quot;&quot;;&quot;&quot;;VLOOKUP([.D38];[$'Part Table'.A$1:.B$1024];2;FALSE()))" office:value-type="float" office:value="0.00165">
            <text:p>0.00165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31</text:p>
          </table:table-cell>
          <table:table-cell table:style-name="ACE-6" office:value-type="string">
            <text:p>1k</text:p>
          </table:table-cell>
          <table:table-cell table:style-name="ACE-6" office:value-type="string">
            <text:p>0805</text:p>
          </table:table-cell>
          <table:table-cell table:style-name="ACE-7" table:formula="of:=[.B39]&amp;&quot;_&quot;&amp;[.C39]" office:value-type="string" office:string-value="1k_0805">
            <text:p>1k_0805</text:p>
          </table:table-cell>
          <table:table-cell table:style-name="ACE-7" table:formula="of:=IF([.D39]=&quot;&quot;;&quot;&quot;;VLOOKUP([.D39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D10</text:p>
          </table:table-cell>
          <table:table-cell table:style-name="ACE-6" office:value-type="string">
            <text:p>Red</text:p>
          </table:table-cell>
          <table:table-cell table:style-name="ACE-6" office:value-type="string">
            <text:p>1206</text:p>
          </table:table-cell>
          <table:table-cell table:style-name="ACE-7" table:formula="of:=[.B40]&amp;&quot;_&quot;&amp;[.C40]" office:value-type="string" office:string-value="Red_1206">
            <text:p>Red_1206</text:p>
          </table:table-cell>
          <table:table-cell table:style-name="ACE-7" table:formula="of:=IF([.D40]=&quot;&quot;;&quot;&quot;;VLOOKUP([.D40];[$'Part Table'.A$1:.B$1024];2;FALSE()))" office:value-type="float" office:value="0.005653333333333334">
            <text:p>0.005653333333333334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3"/>
          <table:table-cell table:number-columns-repeated="5" table:style-name="ACE-8"/>
          <table:table-cell table:number-columns-repeated="122" table:style-name="ACE-10"/>
        </table:table-row>
        <table:table-row table:style-name="AROW-1">
          <table:table-cell table:number-columns-spanned="3" gnm:columns-spanned-fake="true" table:style-name="ACE-4" office:value-type="string">
            <text:p>5v Regulator</text:p>
          </table:table-cell>
          <table:table-cell table:number-columns-repeated="2" table:style-name="ACE-9"/>
          <table:table-cell table:style-name="ACE-7"/>
          <table:table-cell table:style-name="ACE-7" table:formula="of:=IF([.D42]=&quot;&quot;;&quot;&quot;;VLOOKUP([.D42];[$'Part Table'.A$1:.B$1024];2;FALSE()))" office:value-type="string" office:string-value="">
            <text:p/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2" office:value-type="string">
            <text:p>U3</text:p>
          </table:table-cell>
          <table:table-cell table:style-name="ACE-6" office:value-type="string">
            <text:p>34063</text:p>
          </table:table-cell>
          <table:table-cell table:style-name="ACE-6" office:value-type="string">
            <text:p>SOIC-8</text:p>
          </table:table-cell>
          <table:table-cell table:style-name="ACE-7" table:formula="of:=[.B43]&amp;&quot;_&quot;&amp;[.C43]" office:value-type="string" office:string-value="34063_SOIC-8">
            <text:p>34063_SOIC-8</text:p>
          </table:table-cell>
          <table:table-cell table:style-name="ACE-7" table:formula="of:=IF([.D43]=&quot;&quot;;&quot;&quot;;VLOOKUP([.D43];[$'Part Table'.A$1:.B$1024];2;FALSE()))" office:value-type="float" office:value="0.0504">
            <text:p>0.0504</text:p>
          </table:table-cell>
          <table:table-cell table:style-name="ACE-7" table:formula="of:=SUM([.E43:.E57])" office:value-type="float" office:value="0.43131333333333333">
            <text:p>0.4313133333333333</text:p>
          </table:table-cell>
          <table:table-cell table:number-columns-repeated="122" table:style-name="ACE-10"/>
        </table:table-row>
        <table:table-row table:style-name="AROW-1">
          <table:table-cell table:style-name="ACE-1" office:value-type="string">
            <text:p>Q2</text:p>
          </table:table-cell>
          <table:table-cell table:style-name="ACE-6" office:value-type="string">
            <text:p>PMOS 3A</text:p>
          </table:table-cell>
          <table:table-cell table:style-name="ACE-6" office:value-type="string">
            <text:p><text:s/>GSD SOT-23</text:p>
          </table:table-cell>
          <table:table-cell table:style-name="ACE-7" table:formula="of:=[.B44]&amp;&quot;_&quot;&amp;[.C44]" office:value-type="string" office:string-value="PMOS 3A_ GSD SOT-23">
            <text:p>PMOS 3A_ GSD SOT-23</text:p>
          </table:table-cell>
          <table:table-cell table:style-name="ACE-7" table:formula="of:=IF([.D44]=&quot;&quot;;&quot;&quot;;VLOOKUP([.D44];[$'Part Table'.A$1:.B$1024];2;FALSE()))" office:value-type="float" office:value="0.012960000000000001">
            <text:p>0.012960000000000001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C3</text:p>
          </table:table-cell>
          <table:table-cell table:style-name="ACE-6" office:value-type="string">
            <text:p>100uF 6v</text:p>
          </table:table-cell>
          <table:table-cell table:style-name="ACE-6" office:value-type="string">
            <text:p>1206</text:p>
          </table:table-cell>
          <table:table-cell table:style-name="ACE-7" table:formula="of:=[.B45]&amp;&quot;_&quot;&amp;[.C45]" office:value-type="string" office:string-value="100uF 6v_1206">
            <text:p>100uF 6v_1206</text:p>
          </table:table-cell>
          <table:table-cell table:style-name="ACE-7" table:formula="of:=IF([.D45]=&quot;&quot;;&quot;&quot;;VLOOKUP([.D45];[$'Part Table'.A$1:.B$1024];2;FALSE()))" office:value-type="float" office:value="0.0378">
            <text:p>0.037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C7</text:p>
          </table:table-cell>
          <table:table-cell table:style-name="ACE-6" office:value-type="string">
            <text:p>1500pf</text:p>
          </table:table-cell>
          <table:table-cell table:style-name="ACE-6" office:value-type="string">
            <text:p>0805</text:p>
          </table:table-cell>
          <table:table-cell table:style-name="ACE-7" table:formula="of:=[.B46]&amp;&quot;_&quot;&amp;[.C46]" office:value-type="string" office:string-value="1500pf_0805">
            <text:p>1500pf_0805</text:p>
          </table:table-cell>
          <table:table-cell table:style-name="ACE-7" table:formula="of:=IF([.D46]=&quot;&quot;;&quot;&quot;;VLOOKUP([.D46];[$'Part Table'.A$1:.B$1024];2;FALSE()))" office:value-type="float" office:value="0.013560000000000001">
            <text:p>0.013560000000000001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C11</text:p>
          </table:table-cell>
          <table:table-cell table:style-name="ACE-6" office:value-type="string">
            <text:p>470uF 35v</text:p>
          </table:table-cell>
          <table:table-cell table:style-name="ACE-6" office:value-type="string">
            <text:p>10mm 5mm radial</text:p>
          </table:table-cell>
          <table:table-cell table:style-name="ACE-7" table:formula="of:=[.B47]&amp;&quot;_&quot;&amp;[.C47]" office:value-type="string" office:string-value="470uF 35v_10mm 5mm radial">
            <text:p>470uF 35v_10mm 5mm radial</text:p>
          </table:table-cell>
          <table:table-cell table:style-name="ACE-7" table:formula="of:=IF([.D47]=&quot;&quot;;&quot;&quot;;VLOOKUP([.D47];[$'Part Table'.A$1:.B$1024];2;FALSE()))" office:value-type="float" office:value="0.072000000000000008">
            <text:p>0.07200000000000001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10</text:p>
          </table:table-cell>
          <table:table-cell table:style-name="ACE-6" office:value-type="string">
            <text:p>10k</text:p>
          </table:table-cell>
          <table:table-cell table:style-name="ACE-6" office:value-type="string">
            <text:p>0805</text:p>
          </table:table-cell>
          <table:table-cell table:style-name="ACE-7" table:formula="of:=[.B48]&amp;&quot;_&quot;&amp;[.C48]" office:value-type="string" office:string-value="10k_0805">
            <text:p>10k_0805</text:p>
          </table:table-cell>
          <table:table-cell table:style-name="ACE-7" table:formula="of:=IF([.D48]=&quot;&quot;;&quot;&quot;;VLOOKUP([.D48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11</text:p>
          </table:table-cell>
          <table:table-cell table:style-name="ACE-6" office:value-type="string">
            <text:p>1k</text:p>
          </table:table-cell>
          <table:table-cell table:style-name="ACE-6" office:value-type="string">
            <text:p>0805</text:p>
          </table:table-cell>
          <table:table-cell table:style-name="ACE-7" table:formula="of:=[.B49]&amp;&quot;_&quot;&amp;[.C49]" office:value-type="string" office:string-value="1k_0805">
            <text:p>1k_0805</text:p>
          </table:table-cell>
          <table:table-cell table:style-name="ACE-7" table:formula="of:=IF([.D49]=&quot;&quot;;&quot;&quot;;VLOOKUP([.D49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17</text:p>
          </table:table-cell>
          <table:table-cell table:style-name="ACE-6" office:value-type="string">
            <text:p>0R22 1.5A</text:p>
          </table:table-cell>
          <table:table-cell table:style-name="ACE-6" office:value-type="string">
            <text:p>0805</text:p>
          </table:table-cell>
          <table:table-cell table:style-name="ACE-7" table:formula="of:=[.B50]&amp;&quot;_&quot;&amp;[.C50]" office:value-type="string" office:string-value="0R22 1.5A_0805">
            <text:p>0R22 1.5A_0805</text:p>
          </table:table-cell>
          <table:table-cell table:style-name="ACE-7" table:formula="of:=IF([.D50]=&quot;&quot;;&quot;&quot;;VLOOKUP([.D50];[$'Part Table'.A$1:.B$1024];2;FALSE()))" office:value-type="float" office:value="0.0040000000000000001">
            <text:p>0.004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20</text:p>
          </table:table-cell>
          <table:table-cell table:style-name="ACE-6" office:value-type="string">
            <text:p>10k</text:p>
          </table:table-cell>
          <table:table-cell table:style-name="ACE-6" office:value-type="string">
            <text:p>0805</text:p>
          </table:table-cell>
          <table:table-cell table:style-name="ACE-7" table:formula="of:=[.B51]&amp;&quot;_&quot;&amp;[.C51]" office:value-type="string" office:string-value="10k_0805">
            <text:p>10k_0805</text:p>
          </table:table-cell>
          <table:table-cell table:style-name="ACE-7" table:formula="of:=IF([.D51]=&quot;&quot;;&quot;&quot;;VLOOKUP([.D51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21</text:p>
          </table:table-cell>
          <table:table-cell table:style-name="ACE-6" office:value-type="string">
            <text:p>3k3</text:p>
          </table:table-cell>
          <table:table-cell table:style-name="ACE-6" office:value-type="string">
            <text:p>0805</text:p>
          </table:table-cell>
          <table:table-cell table:style-name="ACE-7" table:formula="of:=[.B52]&amp;&quot;_&quot;&amp;[.C52]" office:value-type="string" office:string-value="3k3_0805">
            <text:p>3k3_0805</text:p>
          </table:table-cell>
          <table:table-cell table:style-name="ACE-7" table:formula="of:=IF([.D52]=&quot;&quot;;&quot;&quot;;VLOOKUP([.D52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L1</text:p>
          </table:table-cell>
          <table:table-cell table:style-name="ACE-6" office:value-type="string">
            <text:p>220uH 1.5A</text:p>
          </table:table-cell>
          <table:table-cell table:style-name="ACE-6" office:value-type="string">
            <text:p>SRR1280</text:p>
          </table:table-cell>
          <table:table-cell table:style-name="ACE-7" table:formula="of:=[.B53]&amp;&quot;_&quot;&amp;[.C53]" office:value-type="string" office:string-value="220uH 1.5A_SRR1280">
            <text:p>220uH 1.5A_SRR1280</text:p>
          </table:table-cell>
          <table:table-cell table:style-name="ACE-7" table:formula="of:=IF([.D53]=&quot;&quot;;&quot;&quot;;VLOOKUP([.D53];[$'Part Table'.A$1:.B$1024];2;FALSE()))" office:value-type="float" office:value="0.16200000000000001">
            <text:p>0.162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2" office:value-type="string">
            <text:p>D4</text:p>
          </table:table-cell>
          <table:table-cell table:style-name="ACE-7" office:value-type="string">
            <text:p>1.5A Schottky</text:p>
          </table:table-cell>
          <table:table-cell table:style-name="ACE-7" office:value-type="string">
            <text:p>SOD-123F</text:p>
          </table:table-cell>
          <table:table-cell table:style-name="ACE-7" table:formula="of:=[.B54]&amp;&quot;_&quot;&amp;[.C54]" office:value-type="string" office:string-value="1.5A Schottky_SOD-123F">
            <text:p>1.5A Schottky_SOD-123F</text:p>
          </table:table-cell>
          <table:table-cell table:style-name="ACE-7" table:formula="of:=IF([.D54]=&quot;&quot;;&quot;&quot;;VLOOKUP([.D54];[$'Part Table'.A$1:.B$1024];2;FALSE()))" office:value-type="float" office:value="0.059999999999999998">
            <text:p>0.06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J12</text:p>
          </table:table-cell>
          <table:table-cell table:style-name="ACE-6" office:value-type="string">
            <text:p>1x1</text:p>
          </table:table-cell>
          <table:table-cell table:style-name="ACE-6" office:value-type="string">
            <text:p>2.54mm Male</text:p>
          </table:table-cell>
          <table:table-cell table:style-name="ACE-7" table:formula="of:=[.B55]&amp;&quot;_&quot;&amp;[.C55]" office:value-type="string" office:string-value="1x1_2.54mm Male">
            <text:p>1x1_2.54mm Male</text:p>
          </table:table-cell>
          <table:table-cell table:style-name="ACE-7" table:formula="of:=IF([.D55]=&quot;&quot;;&quot;&quot;;VLOOKUP([.D55];[$'Part Table'.A$1:.B$1024];2;FALSE()))" office:value-type="float" office:value="0.00165">
            <text:p>0.00165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30</text:p>
          </table:table-cell>
          <table:table-cell table:style-name="ACE-6" office:value-type="string">
            <text:p>1k5</text:p>
          </table:table-cell>
          <table:table-cell table:style-name="ACE-6" office:value-type="string">
            <text:p>0805</text:p>
          </table:table-cell>
          <table:table-cell table:style-name="ACE-7" table:formula="of:=[.B56]&amp;&quot;_&quot;&amp;[.C56]" office:value-type="string" office:string-value="1k5_0805">
            <text:p>1k5_0805</text:p>
          </table:table-cell>
          <table:table-cell table:style-name="ACE-7" table:formula="of:=IF([.D56]=&quot;&quot;;&quot;&quot;;VLOOKUP([.D56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D9</text:p>
          </table:table-cell>
          <table:table-cell table:style-name="ACE-6" office:value-type="string">
            <text:p>Red</text:p>
          </table:table-cell>
          <table:table-cell table:style-name="ACE-6" office:value-type="string">
            <text:p>1206</text:p>
          </table:table-cell>
          <table:table-cell table:style-name="ACE-7" table:formula="of:=[.B57]&amp;&quot;_&quot;&amp;[.C57]" office:value-type="string" office:string-value="Red_1206">
            <text:p>Red_1206</text:p>
          </table:table-cell>
          <table:table-cell table:style-name="ACE-7" table:formula="of:=IF([.D57]=&quot;&quot;;&quot;&quot;;VLOOKUP([.D57];[$'Part Table'.A$1:.B$1024];2;FALSE()))" office:value-type="float" office:value="0.005653333333333334">
            <text:p>0.005653333333333334</text:p>
          </table:table-cell>
          <table:table-cell table:style-name="ACE-7"/>
          <table:table-cell table:number-columns-repeated="122" table:style-name="ACE-10"/>
        </table:table-row>
        <table:table-row table:style-name="AROW-0">
          <table:table-cell table:style-name="ACE-3"/>
          <table:table-cell table:number-columns-repeated="5" table:style-name="ACE-8"/>
          <table:table-cell table:number-columns-repeated="122" table:style-name="ACE-10"/>
        </table:table-row>
        <table:table-row table:style-name="AROW-1">
          <table:table-cell table:number-columns-spanned="3" gnm:columns-spanned-fake="true" table:style-name="ACE-4" office:value-type="string">
            <text:p>12v Regulator</text:p>
          </table:table-cell>
          <table:table-cell table:number-columns-repeated="2" table:style-name="ACE-9"/>
          <table:table-cell table:style-name="ACE-7"/>
          <table:table-cell table:style-name="ACE-7" table:formula="of:=IF([.D59]=&quot;&quot;;&quot;&quot;;VLOOKUP([.D59];[$'Part Table'.A$1:.B$1024];2;FALSE()))" office:value-type="string" office:string-value="">
            <text:p/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2" office:value-type="string">
            <text:p>U4</text:p>
          </table:table-cell>
          <table:table-cell table:style-name="ACE-6" office:value-type="string">
            <text:p>34063</text:p>
          </table:table-cell>
          <table:table-cell table:style-name="ACE-6" office:value-type="string">
            <text:p>SOIC-8</text:p>
          </table:table-cell>
          <table:table-cell table:style-name="ACE-7" table:formula="of:=[.B60]&amp;&quot;_&quot;&amp;[.C60]" office:value-type="string" office:string-value="34063_SOIC-8">
            <text:p>34063_SOIC-8</text:p>
          </table:table-cell>
          <table:table-cell table:style-name="ACE-7" table:formula="of:=IF([.D60]=&quot;&quot;;&quot;&quot;;VLOOKUP([.D60];[$'Part Table'.A$1:.B$1024];2;FALSE()))" office:value-type="float" office:value="0.0504">
            <text:p>0.0504</text:p>
          </table:table-cell>
          <table:table-cell table:style-name="ACE-7" table:formula="of:=SUM([.E60:.E74])" office:value-type="float" office:value="0.43131333333333333">
            <text:p>0.4313133333333333</text:p>
          </table:table-cell>
          <table:table-cell table:number-columns-repeated="122" table:style-name="ACE-10"/>
        </table:table-row>
        <table:table-row table:style-name="AROW-1">
          <table:table-cell table:style-name="ACE-1" office:value-type="string">
            <text:p>Q3</text:p>
          </table:table-cell>
          <table:table-cell table:style-name="ACE-6" office:value-type="string">
            <text:p>PMOS 3A</text:p>
          </table:table-cell>
          <table:table-cell table:style-name="ACE-6" office:value-type="string">
            <text:p><text:s/>GSD SOT-23</text:p>
          </table:table-cell>
          <table:table-cell table:style-name="ACE-7" table:formula="of:=[.B61]&amp;&quot;_&quot;&amp;[.C61]" office:value-type="string" office:string-value="PMOS 3A_ GSD SOT-23">
            <text:p>PMOS 3A_ GSD SOT-23</text:p>
          </table:table-cell>
          <table:table-cell table:style-name="ACE-7" table:formula="of:=IF([.D61]=&quot;&quot;;&quot;&quot;;VLOOKUP([.D61];[$'Part Table'.A$1:.B$1024];2;FALSE()))" office:value-type="float" office:value="0.012960000000000001">
            <text:p>0.01296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C4</text:p>
          </table:table-cell>
          <table:table-cell table:style-name="ACE-6" office:value-type="string">
            <text:p>100uF 6v</text:p>
          </table:table-cell>
          <table:table-cell table:style-name="ACE-6" office:value-type="string">
            <text:p>1206</text:p>
          </table:table-cell>
          <table:table-cell table:style-name="ACE-7" table:formula="of:=[.B62]&amp;&quot;_&quot;&amp;[.C62]" office:value-type="string" office:string-value="100uF 6v_1206">
            <text:p>100uF 6v_1206</text:p>
          </table:table-cell>
          <table:table-cell table:style-name="ACE-7" table:formula="of:=IF([.D62]=&quot;&quot;;&quot;&quot;;VLOOKUP([.D62];[$'Part Table'.A$1:.B$1024];2;FALSE()))" office:value-type="float" office:value="0.0378">
            <text:p>0.037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C8</text:p>
          </table:table-cell>
          <table:table-cell table:style-name="ACE-6" office:value-type="string">
            <text:p>1500pf</text:p>
          </table:table-cell>
          <table:table-cell table:style-name="ACE-6" office:value-type="string">
            <text:p>0805</text:p>
          </table:table-cell>
          <table:table-cell table:style-name="ACE-7" table:formula="of:=[.B63]&amp;&quot;_&quot;&amp;[.C63]" office:value-type="string" office:string-value="1500pf_0805">
            <text:p>1500pf_0805</text:p>
          </table:table-cell>
          <table:table-cell table:style-name="ACE-7" table:formula="of:=IF([.D63]=&quot;&quot;;&quot;&quot;;VLOOKUP([.D63];[$'Part Table'.A$1:.B$1024];2;FALSE()))" office:value-type="float" office:value="0.013560000000000001">
            <text:p>0.01356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C12</text:p>
          </table:table-cell>
          <table:table-cell table:style-name="ACE-6" office:value-type="string">
            <text:p>470uF 35v</text:p>
          </table:table-cell>
          <table:table-cell table:style-name="ACE-6" office:value-type="string">
            <text:p>10mm 5mm radial</text:p>
          </table:table-cell>
          <table:table-cell table:style-name="ACE-7" table:formula="of:=[.B64]&amp;&quot;_&quot;&amp;[.C64]" office:value-type="string" office:string-value="470uF 35v_10mm 5mm radial">
            <text:p>470uF 35v_10mm 5mm radial</text:p>
          </table:table-cell>
          <table:table-cell table:style-name="ACE-7" table:formula="of:=IF([.D64]=&quot;&quot;;&quot;&quot;;VLOOKUP([.D64];[$'Part Table'.A$1:.B$1024];2;FALSE()))" office:value-type="float" office:value="0.072000000000000008">
            <text:p>0.072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12</text:p>
          </table:table-cell>
          <table:table-cell table:style-name="ACE-6" office:value-type="string">
            <text:p>10k</text:p>
          </table:table-cell>
          <table:table-cell table:style-name="ACE-6" office:value-type="string">
            <text:p>0805</text:p>
          </table:table-cell>
          <table:table-cell table:style-name="ACE-7" table:formula="of:=[.B65]&amp;&quot;_&quot;&amp;[.C65]" office:value-type="string" office:string-value="10k_0805">
            <text:p>10k_0805</text:p>
          </table:table-cell>
          <table:table-cell table:style-name="ACE-7" table:formula="of:=IF([.D65]=&quot;&quot;;&quot;&quot;;VLOOKUP([.D65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13</text:p>
          </table:table-cell>
          <table:table-cell table:style-name="ACE-6" office:value-type="string">
            <text:p>1k</text:p>
          </table:table-cell>
          <table:table-cell table:style-name="ACE-6" office:value-type="string">
            <text:p>0805</text:p>
          </table:table-cell>
          <table:table-cell table:style-name="ACE-7" table:formula="of:=[.B66]&amp;&quot;_&quot;&amp;[.C66]" office:value-type="string" office:string-value="1k_0805">
            <text:p>1k_0805</text:p>
          </table:table-cell>
          <table:table-cell table:style-name="ACE-7" table:formula="of:=IF([.D66]=&quot;&quot;;&quot;&quot;;VLOOKUP([.D66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18</text:p>
          </table:table-cell>
          <table:table-cell table:style-name="ACE-6" office:value-type="string">
            <text:p>0R22 1.5A</text:p>
          </table:table-cell>
          <table:table-cell table:style-name="ACE-6" office:value-type="string">
            <text:p>0805</text:p>
          </table:table-cell>
          <table:table-cell table:style-name="ACE-7" table:formula="of:=[.B67]&amp;&quot;_&quot;&amp;[.C67]" office:value-type="string" office:string-value="0R22 1.5A_0805">
            <text:p>0R22 1.5A_0805</text:p>
          </table:table-cell>
          <table:table-cell table:style-name="ACE-7" table:formula="of:=IF([.D67]=&quot;&quot;;&quot;&quot;;VLOOKUP([.D67];[$'Part Table'.A$1:.B$1024];2;FALSE()))" office:value-type="float" office:value="0.0040000000000000001">
            <text:p>0.004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22</text:p>
          </table:table-cell>
          <table:table-cell table:style-name="ACE-6" office:value-type="string">
            <text:p>30k</text:p>
          </table:table-cell>
          <table:table-cell table:style-name="ACE-6" office:value-type="string">
            <text:p>0805</text:p>
          </table:table-cell>
          <table:table-cell table:style-name="ACE-7" table:formula="of:=[.B68]&amp;&quot;_&quot;&amp;[.C68]" office:value-type="string" office:string-value="30k_0805">
            <text:p>30k_0805</text:p>
          </table:table-cell>
          <table:table-cell table:style-name="ACE-7" table:formula="of:=IF([.D68]=&quot;&quot;;&quot;&quot;;VLOOKUP([.D68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23</text:p>
          </table:table-cell>
          <table:table-cell table:style-name="ACE-6" office:value-type="string">
            <text:p>3k3</text:p>
          </table:table-cell>
          <table:table-cell table:style-name="ACE-6" office:value-type="string">
            <text:p>0805</text:p>
          </table:table-cell>
          <table:table-cell table:style-name="ACE-7" table:formula="of:=[.B69]&amp;&quot;_&quot;&amp;[.C69]" office:value-type="string" office:string-value="3k3_0805">
            <text:p>3k3_0805</text:p>
          </table:table-cell>
          <table:table-cell table:style-name="ACE-7" table:formula="of:=IF([.D69]=&quot;&quot;;&quot;&quot;;VLOOKUP([.D69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L2</text:p>
          </table:table-cell>
          <table:table-cell table:style-name="ACE-6" office:value-type="string">
            <text:p>220uH 1.5A</text:p>
          </table:table-cell>
          <table:table-cell table:style-name="ACE-6" office:value-type="string">
            <text:p>SRR1280</text:p>
          </table:table-cell>
          <table:table-cell table:style-name="ACE-7" table:formula="of:=[.B70]&amp;&quot;_&quot;&amp;[.C70]" office:value-type="string" office:string-value="220uH 1.5A_SRR1280">
            <text:p>220uH 1.5A_SRR1280</text:p>
          </table:table-cell>
          <table:table-cell table:style-name="ACE-7" table:formula="of:=IF([.D70]=&quot;&quot;;&quot;&quot;;VLOOKUP([.D70];[$'Part Table'.A$1:.B$1024];2;FALSE()))" office:value-type="float" office:value="0.16200000000000001">
            <text:p>0.162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2" office:value-type="string">
            <text:p>D5</text:p>
          </table:table-cell>
          <table:table-cell table:style-name="ACE-7" office:value-type="string">
            <text:p>1.5A Schottky</text:p>
          </table:table-cell>
          <table:table-cell table:style-name="ACE-7" office:value-type="string">
            <text:p>SOD-123F</text:p>
          </table:table-cell>
          <table:table-cell table:style-name="ACE-7" table:formula="of:=[.B71]&amp;&quot;_&quot;&amp;[.C71]" office:value-type="string" office:string-value="1.5A Schottky_SOD-123F">
            <text:p>1.5A Schottky_SOD-123F</text:p>
          </table:table-cell>
          <table:table-cell table:style-name="ACE-7" table:formula="of:=IF([.D71]=&quot;&quot;;&quot;&quot;;VLOOKUP([.D71];[$'Part Table'.A$1:.B$1024];2;FALSE()))" office:value-type="float" office:value="0.059999999999999998">
            <text:p>0.06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J10</text:p>
          </table:table-cell>
          <table:table-cell table:style-name="ACE-6" office:value-type="string">
            <text:p>1x1</text:p>
          </table:table-cell>
          <table:table-cell table:style-name="ACE-6" office:value-type="string">
            <text:p>2.54mm Male</text:p>
          </table:table-cell>
          <table:table-cell table:style-name="ACE-7" table:formula="of:=[.B72]&amp;&quot;_&quot;&amp;[.C72]" office:value-type="string" office:string-value="1x1_2.54mm Male">
            <text:p>1x1_2.54mm Male</text:p>
          </table:table-cell>
          <table:table-cell table:style-name="ACE-7" table:formula="of:=IF([.D72]=&quot;&quot;;&quot;&quot;;VLOOKUP([.D72];[$'Part Table'.A$1:.B$1024];2;FALSE()))" office:value-type="float" office:value="0.00165">
            <text:p>0.00165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28</text:p>
          </table:table-cell>
          <table:table-cell table:style-name="ACE-6" office:value-type="string">
            <text:p>3k3</text:p>
          </table:table-cell>
          <table:table-cell table:style-name="ACE-6" office:value-type="string">
            <text:p>0805</text:p>
          </table:table-cell>
          <table:table-cell table:style-name="ACE-7" table:formula="of:=[.B73]&amp;&quot;_&quot;&amp;[.C73]" office:value-type="string" office:string-value="3k3_0805">
            <text:p>3k3_0805</text:p>
          </table:table-cell>
          <table:table-cell table:style-name="ACE-7" table:formula="of:=IF([.D73]=&quot;&quot;;&quot;&quot;;VLOOKUP([.D73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D7</text:p>
          </table:table-cell>
          <table:table-cell table:style-name="ACE-6" office:value-type="string">
            <text:p>Red</text:p>
          </table:table-cell>
          <table:table-cell table:style-name="ACE-6" office:value-type="string">
            <text:p>1206</text:p>
          </table:table-cell>
          <table:table-cell table:style-name="ACE-7" table:formula="of:=[.B74]&amp;&quot;_&quot;&amp;[.C74]" office:value-type="string" office:string-value="Red_1206">
            <text:p>Red_1206</text:p>
          </table:table-cell>
          <table:table-cell table:style-name="ACE-7" table:formula="of:=IF([.D74]=&quot;&quot;;&quot;&quot;;VLOOKUP([.D74];[$'Part Table'.A$1:.B$1024];2;FALSE()))" office:value-type="float" office:value="0.005653333333333334">
            <text:p>0.0056533333333333</text:p>
          </table:table-cell>
          <table:table-cell table:style-name="ACE-7"/>
          <table:table-cell table:number-columns-repeated="122" table:style-name="ACE-10"/>
        </table:table-row>
        <table:table-row table:style-name="AROW-0">
          <table:table-cell table:number-columns-repeated="128"/>
        </table:table-row>
        <table:table-row table:style-name="AROW-1">
          <table:table-cell table:number-columns-spanned="3" gnm:columns-spanned-fake="true" table:style-name="ACE-4" office:value-type="string">
            <text:p>24v Regulator</text:p>
          </table:table-cell>
          <table:table-cell table:number-columns-repeated="2" table:style-name="ACE-9"/>
          <table:table-cell table:style-name="ACE-7"/>
          <table:table-cell table:style-name="ACE-7" table:formula="of:=IF([.D76]=&quot;&quot;;&quot;&quot;;VLOOKUP([.D76];[$'Part Table'.A$1:.B$1024];2;FALSE()))" office:value-type="string" office:string-value="">
            <text:p/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2" office:value-type="string">
            <text:p>U5</text:p>
          </table:table-cell>
          <table:table-cell table:style-name="ACE-6" office:value-type="string">
            <text:p>34063</text:p>
          </table:table-cell>
          <table:table-cell table:style-name="ACE-6" office:value-type="string">
            <text:p>SOIC-8</text:p>
          </table:table-cell>
          <table:table-cell table:style-name="ACE-7" table:formula="of:=[.B77]&amp;&quot;_&quot;&amp;[.C77]" office:value-type="string" office:string-value="34063_SOIC-8">
            <text:p>34063_SOIC-8</text:p>
          </table:table-cell>
          <table:table-cell table:style-name="ACE-7" table:formula="of:=IF([.D77]=&quot;&quot;;&quot;&quot;;VLOOKUP([.D77];[$'Part Table'.A$1:.B$1024];2;FALSE()))" office:value-type="float" office:value="0.0504">
            <text:p>0.0504</text:p>
          </table:table-cell>
          <table:table-cell table:style-name="ACE-7" table:formula="of:=SUM([.E77:.E91])" office:value-type="float" office:value="0.43131333333333333">
            <text:p>0.4313133333333333</text:p>
          </table:table-cell>
          <table:table-cell table:number-columns-repeated="122" table:style-name="ACE-10"/>
        </table:table-row>
        <table:table-row table:style-name="AROW-1">
          <table:table-cell table:style-name="ACE-1" office:value-type="string">
            <text:p>Q4</text:p>
          </table:table-cell>
          <table:table-cell table:style-name="ACE-6" office:value-type="string">
            <text:p>PMOS 3A</text:p>
          </table:table-cell>
          <table:table-cell table:style-name="ACE-6" office:value-type="string">
            <text:p><text:s/>GSD SOT-23</text:p>
          </table:table-cell>
          <table:table-cell table:style-name="ACE-7" table:formula="of:=[.B78]&amp;&quot;_&quot;&amp;[.C78]" office:value-type="string" office:string-value="PMOS 3A_ GSD SOT-23">
            <text:p>PMOS 3A_ GSD SOT-23</text:p>
          </table:table-cell>
          <table:table-cell table:style-name="ACE-7" table:formula="of:=IF([.D78]=&quot;&quot;;&quot;&quot;;VLOOKUP([.D78];[$'Part Table'.A$1:.B$1024];2;FALSE()))" office:value-type="float" office:value="0.012960000000000001">
            <text:p>0.01296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C5</text:p>
          </table:table-cell>
          <table:table-cell table:style-name="ACE-6" office:value-type="string">
            <text:p>100uF 6v</text:p>
          </table:table-cell>
          <table:table-cell table:style-name="ACE-6" office:value-type="string">
            <text:p>1206</text:p>
          </table:table-cell>
          <table:table-cell table:style-name="ACE-7" table:formula="of:=[.B79]&amp;&quot;_&quot;&amp;[.C79]" office:value-type="string" office:string-value="100uF 6v_1206">
            <text:p>100uF 6v_1206</text:p>
          </table:table-cell>
          <table:table-cell table:style-name="ACE-7" table:formula="of:=IF([.D79]=&quot;&quot;;&quot;&quot;;VLOOKUP([.D79];[$'Part Table'.A$1:.B$1024];2;FALSE()))" office:value-type="float" office:value="0.0378">
            <text:p>0.037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C9</text:p>
          </table:table-cell>
          <table:table-cell table:style-name="ACE-6" office:value-type="string">
            <text:p>1500pf</text:p>
          </table:table-cell>
          <table:table-cell table:style-name="ACE-6" office:value-type="string">
            <text:p>0805</text:p>
          </table:table-cell>
          <table:table-cell table:style-name="ACE-7" table:formula="of:=[.B80]&amp;&quot;_&quot;&amp;[.C80]" office:value-type="string" office:string-value="1500pf_0805">
            <text:p>1500pf_0805</text:p>
          </table:table-cell>
          <table:table-cell table:style-name="ACE-7" table:formula="of:=IF([.D80]=&quot;&quot;;&quot;&quot;;VLOOKUP([.D80];[$'Part Table'.A$1:.B$1024];2;FALSE()))" office:value-type="float" office:value="0.013560000000000001">
            <text:p>0.01356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C13</text:p>
          </table:table-cell>
          <table:table-cell table:style-name="ACE-6" office:value-type="string">
            <text:p>470uF 35v</text:p>
          </table:table-cell>
          <table:table-cell table:style-name="ACE-6" office:value-type="string">
            <text:p>10mm 5mm radial</text:p>
          </table:table-cell>
          <table:table-cell table:style-name="ACE-7" table:formula="of:=[.B81]&amp;&quot;_&quot;&amp;[.C81]" office:value-type="string" office:string-value="470uF 35v_10mm 5mm radial">
            <text:p>470uF 35v_10mm 5mm radial</text:p>
          </table:table-cell>
          <table:table-cell table:style-name="ACE-7" table:formula="of:=IF([.D81]=&quot;&quot;;&quot;&quot;;VLOOKUP([.D81];[$'Part Table'.A$1:.B$1024];2;FALSE()))" office:value-type="float" office:value="0.072000000000000008">
            <text:p>0.072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14</text:p>
          </table:table-cell>
          <table:table-cell table:style-name="ACE-6" office:value-type="string">
            <text:p>10k</text:p>
          </table:table-cell>
          <table:table-cell table:style-name="ACE-6" office:value-type="string">
            <text:p>0805</text:p>
          </table:table-cell>
          <table:table-cell table:style-name="ACE-7" table:formula="of:=[.B82]&amp;&quot;_&quot;&amp;[.C82]" office:value-type="string" office:string-value="10k_0805">
            <text:p>10k_0805</text:p>
          </table:table-cell>
          <table:table-cell table:style-name="ACE-7" table:formula="of:=IF([.D82]=&quot;&quot;;&quot;&quot;;VLOOKUP([.D82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15</text:p>
          </table:table-cell>
          <table:table-cell table:style-name="ACE-6" office:value-type="string">
            <text:p>1k</text:p>
          </table:table-cell>
          <table:table-cell table:style-name="ACE-6" office:value-type="string">
            <text:p>0805</text:p>
          </table:table-cell>
          <table:table-cell table:style-name="ACE-7" table:formula="of:=[.B83]&amp;&quot;_&quot;&amp;[.C83]" office:value-type="string" office:string-value="1k_0805">
            <text:p>1k_0805</text:p>
          </table:table-cell>
          <table:table-cell table:style-name="ACE-7" table:formula="of:=IF([.D83]=&quot;&quot;;&quot;&quot;;VLOOKUP([.D83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19</text:p>
          </table:table-cell>
          <table:table-cell table:style-name="ACE-6" office:value-type="string">
            <text:p>0R22 1.5A</text:p>
          </table:table-cell>
          <table:table-cell table:style-name="ACE-6" office:value-type="string">
            <text:p>0805</text:p>
          </table:table-cell>
          <table:table-cell table:style-name="ACE-7" table:formula="of:=[.B84]&amp;&quot;_&quot;&amp;[.C84]" office:value-type="string" office:string-value="0R22 1.5A_0805">
            <text:p>0R22 1.5A_0805</text:p>
          </table:table-cell>
          <table:table-cell table:style-name="ACE-7" table:formula="of:=IF([.D84]=&quot;&quot;;&quot;&quot;;VLOOKUP([.D84];[$'Part Table'.A$1:.B$1024];2;FALSE()))" office:value-type="float" office:value="0.0040000000000000001">
            <text:p>0.004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24</text:p>
          </table:table-cell>
          <table:table-cell table:style-name="ACE-6" office:value-type="string">
            <text:p>56k</text:p>
          </table:table-cell>
          <table:table-cell table:style-name="ACE-6" office:value-type="string">
            <text:p>0805</text:p>
          </table:table-cell>
          <table:table-cell table:style-name="ACE-7" table:formula="of:=[.B85]&amp;&quot;_&quot;&amp;[.C85]" office:value-type="string" office:string-value="56k_0805">
            <text:p>56k_0805</text:p>
          </table:table-cell>
          <table:table-cell table:style-name="ACE-7" table:formula="of:=IF([.D85]=&quot;&quot;;&quot;&quot;;VLOOKUP([.D85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25</text:p>
          </table:table-cell>
          <table:table-cell table:style-name="ACE-6" office:value-type="string">
            <text:p>3k</text:p>
          </table:table-cell>
          <table:table-cell table:style-name="ACE-6" office:value-type="string">
            <text:p>0805</text:p>
          </table:table-cell>
          <table:table-cell table:style-name="ACE-7" table:formula="of:=[.B86]&amp;&quot;_&quot;&amp;[.C86]" office:value-type="string" office:string-value="3k_0805">
            <text:p>3k_0805</text:p>
          </table:table-cell>
          <table:table-cell table:style-name="ACE-7" table:formula="of:=IF([.D86]=&quot;&quot;;&quot;&quot;;VLOOKUP([.D86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L3</text:p>
          </table:table-cell>
          <table:table-cell table:style-name="ACE-6" office:value-type="string">
            <text:p>220uH 1.5A</text:p>
          </table:table-cell>
          <table:table-cell table:style-name="ACE-6" office:value-type="string">
            <text:p>SRR1280</text:p>
          </table:table-cell>
          <table:table-cell table:style-name="ACE-7" table:formula="of:=[.B87]&amp;&quot;_&quot;&amp;[.C87]" office:value-type="string" office:string-value="220uH 1.5A_SRR1280">
            <text:p>220uH 1.5A_SRR1280</text:p>
          </table:table-cell>
          <table:table-cell table:style-name="ACE-7" table:formula="of:=IF([.D87]=&quot;&quot;;&quot;&quot;;VLOOKUP([.D87];[$'Part Table'.A$1:.B$1024];2;FALSE()))" office:value-type="float" office:value="0.16200000000000001">
            <text:p>0.162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2" office:value-type="string">
            <text:p>D6</text:p>
          </table:table-cell>
          <table:table-cell table:style-name="ACE-7" office:value-type="string">
            <text:p>1.5A Schottky</text:p>
          </table:table-cell>
          <table:table-cell table:style-name="ACE-7" office:value-type="string">
            <text:p>SOD-123F</text:p>
          </table:table-cell>
          <table:table-cell table:style-name="ACE-7" table:formula="of:=[.B88]&amp;&quot;_&quot;&amp;[.C88]" office:value-type="string" office:string-value="1.5A Schottky_SOD-123F">
            <text:p>1.5A Schottky_SOD-123F</text:p>
          </table:table-cell>
          <table:table-cell table:style-name="ACE-7" table:formula="of:=IF([.D88]=&quot;&quot;;&quot;&quot;;VLOOKUP([.D88];[$'Part Table'.A$1:.B$1024];2;FALSE()))" office:value-type="float" office:value="0.059999999999999998">
            <text:p>0.06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J11</text:p>
          </table:table-cell>
          <table:table-cell table:style-name="ACE-6" office:value-type="string">
            <text:p>1x1</text:p>
          </table:table-cell>
          <table:table-cell table:style-name="ACE-6" office:value-type="string">
            <text:p>2.54mm Male</text:p>
          </table:table-cell>
          <table:table-cell table:style-name="ACE-7" table:formula="of:=[.B89]&amp;&quot;_&quot;&amp;[.C89]" office:value-type="string" office:string-value="1x1_2.54mm Male">
            <text:p>1x1_2.54mm Male</text:p>
          </table:table-cell>
          <table:table-cell table:style-name="ACE-7" table:formula="of:=IF([.D89]=&quot;&quot;;&quot;&quot;;VLOOKUP([.D89];[$'Part Table'.A$1:.B$1024];2;FALSE()))" office:value-type="float" office:value="0.00165">
            <text:p>0.00165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R29</text:p>
          </table:table-cell>
          <table:table-cell table:style-name="ACE-6" office:value-type="string">
            <text:p>6k8</text:p>
          </table:table-cell>
          <table:table-cell table:style-name="ACE-6" office:value-type="string">
            <text:p>0805</text:p>
          </table:table-cell>
          <table:table-cell table:style-name="ACE-7" table:formula="of:=[.B90]&amp;&quot;_&quot;&amp;[.C90]" office:value-type="string" office:string-value="6k8_0805">
            <text:p>6k8_0805</text:p>
          </table:table-cell>
          <table:table-cell table:style-name="ACE-7" table:formula="of:=IF([.D90]=&quot;&quot;;&quot;&quot;;VLOOKUP([.D90];[$'Part Table'.A$1:.B$1024];2;FALSE()))" office:value-type="float" office:value="0.002258">
            <text:p>0.002258</text:p>
          </table:table-cell>
          <table:table-cell table:style-name="ACE-7"/>
          <table:table-cell table:number-columns-repeated="122" table:style-name="ACE-10"/>
        </table:table-row>
        <table:table-row table:style-name="AROW-1">
          <table:table-cell table:style-name="ACE-1" office:value-type="string">
            <text:p>D8</text:p>
          </table:table-cell>
          <table:table-cell table:style-name="ACE-6" office:value-type="string">
            <text:p>Red</text:p>
          </table:table-cell>
          <table:table-cell table:style-name="ACE-6" office:value-type="string">
            <text:p>1206</text:p>
          </table:table-cell>
          <table:table-cell table:style-name="ACE-7" table:formula="of:=[.B91]&amp;&quot;_&quot;&amp;[.C91]" office:value-type="string" office:string-value="Red_1206">
            <text:p>Red_1206</text:p>
          </table:table-cell>
          <table:table-cell table:style-name="ACE-7" table:formula="of:=IF([.D91]=&quot;&quot;;&quot;&quot;;VLOOKUP([.D91];[$'Part Table'.A$1:.B$1024];2;FALSE()))" office:value-type="float" office:value="0.005653333333333334">
            <text:p>0.0056533333333333</text:p>
          </table:table-cell>
          <table:table-cell table:style-name="ACE-7"/>
          <table:table-cell table:number-columns-repeated="122" table:style-name="ACE-10"/>
        </table:table-row>
        <table:table-row table:style-name="AROW-0" table:number-rows-repeated="919">
          <table:table-cell table:number-columns-repeated="128"/>
        </table:table-row>
        <table:table-row table:style-name="AROW-0" table:number-rows-repeated="14">
          <table:table-cell table:style-name="ACE-3"/>
          <table:table-cell table:number-columns-repeated="127" table:style-name="ACE-8"/>
        </table:table-row>
        <table:named-expressions>
          <table:named-expression table:name="Sheet_Title" table:expression="of:=&quot;Configuration&quot;" table:base-cell-address="$'Configuration'.$A$1"/>
          <table:named-expression table:name="Print_Area" table:expression="of:=#REF!" table:base-cell-address="$'Configuration'.$A$1"/>
        </table:named-expressions>
        <gnm:selections gnm:cursor-col="7" gnm:cursor-row="91">
          <gnm:selection gnm:start-col="7" gnm:start-row="91" gnm:end-col="7" gnm:end-row="91"/>
        </gnm:selections>
      </table:table>
      <table:table table:name="Part Table" table:style-name="ta-2" table:print="true">
        <office:forms form:automatic-focus="false" form:apply-design-mode="false">
          <form:form/>
        </office:forms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15" table:number-columns-repeated="2"/>
        <table:table-column table:default-cell-style-name="ACE-11" table:style-name="ACOL-17"/>
        <table:table-column table:default-cell-style-name="ACE-11" table:style-name="ACOL-15" table:number-columns-repeated="123"/>
        <table:table-row table:style-name="AROW-1">
          <table:table-cell table:style-name="ACE-11" office:value-type="string">
            <text:p>part</text:p>
          </table:table-cell>
          <table:table-cell table:style-name="ACE-11" office:value-type="string">
            <text:p>unit cost</text:p>
          </table:table-cell>
          <table:table-cell table:style-name="ACE-11" office:value-type="string">
            <text:p>min cost</text:p>
          </table:table-cell>
          <table:table-cell table:style-name="ACE-11" office:value-type="string">
            <text:p>comes with</text:p>
          </table:table-cell>
          <table:table-cell table:style-name="ACE-11" office:value-type="string">
            <text:p>link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1x5_2.54mm Male</text:p>
          </table:table-cell>
          <table:table-cell table:style-name="ACE-11" table:formula="of:=[.C2]/[.D2]" office:value-type="float" office:value="0.0082500000000000004">
            <text:p>0.00825</text:p>
          </table:table-cell>
          <table:table-cell table:style-name="ACE-11" office:value-type="float" office:value="0.66000000000000003">
            <text:p>0.66</text:p>
          </table:table-cell>
          <table:table-cell table:style-name="ACE-11" table:formula="of:=10*40/5" office:value-type="float" office:value="80">
            <text:p>80</text:p>
          </table:table-cell>
          <table:table-cell table:style-name="ACE-11" office:value-type="string">
            <text:p>https://www.aliexpress.com/item/32963302159.html?spm=a2g0o.productlist.0.0.7713774bkMrXdI&amp;algo_pvid=fc08c6b4-b6c4-45eb-8a0f-c35a6523017a&amp;algo_expid=fc08c6b4-b6c4-45eb-8a0f-c35a6523017a-12&amp;btsid=0ab6f82215845741280008253e3f72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1x1_2.54mm Male</text:p>
          </table:table-cell>
          <table:table-cell table:style-name="ACE-11" table:formula="of:=[.C3]/[.D3]" office:value-type="float" office:value="0.00165">
            <text:p>0.00165</text:p>
          </table:table-cell>
          <table:table-cell table:style-name="ACE-11" office:value-type="float" office:value="0.66000000000000003">
            <text:p>0.66</text:p>
          </table:table-cell>
          <table:table-cell table:style-name="ACE-11" table:formula="of:=10*40" office:value-type="float" office:value="400">
            <text:p>400</text:p>
          </table:table-cell>
          <table:table-cell table:style-name="ACE-11" office:value-type="string">
            <text:p>https://www.aliexpress.com/item/32963302159.html?spm=a2g0o.productlist.0.0.7713774bkMrXdI&amp;algo_pvid=fc08c6b4-b6c4-45eb-8a0f-c35a6523017a&amp;algo_expid=fc08c6b4-b6c4-45eb-8a0f-c35a6523017a-12&amp;btsid=0ab6f82215845741280008253e3f72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1.5A_0805</text:p>
          </table:table-cell>
          <table:table-cell table:style-name="ACE-11" table:formula="of:=[.C4]/[.D4]" office:value-type="float" office:value="0.083999999999999991">
            <text:p>0.084</text:p>
          </table:table-cell>
          <table:table-cell table:style-name="ACE-11" office:value-type="float" office:value="1.6799999999999999">
            <text:p>1.68</text:p>
          </table:table-cell>
          <table:table-cell table:style-name="ACE-11" office:value-type="float" office:value="20">
            <text:p>20</text:p>
          </table:table-cell>
          <table:table-cell table:style-name="ACE-11" office:value-type="string">
            <text:p>https://www.aliexpress.com/item/4000233270360.html?spm=a2g0o.productlist.0.0.7d75599cTJkDsM&amp;algo_pvid=ce9c2498-645e-4551-9219-b93a8581610e&amp;algo_expid=ce9c2498-645e-4551-9219-b93a8581610e-12&amp;btsid=0be3764315845745908328151ed2e7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100k_0805</text:p>
          </table:table-cell>
          <table:table-cell table:style-name="ACE-11" table:formula="of:=[.C5]/[.D5]" office:value-type="float" office:value="0.002258">
            <text:p>0.002258</text:p>
          </table:table-cell>
          <table:table-cell table:style-name="ACE-11" office:value-type="float" office:value="11.289999999999999">
            <text:p>11.29</text:p>
          </table:table-cell>
          <table:table-cell table:style-name="ACE-11" office:value-type="float" office:value="5000">
            <text:p>5000</text:p>
          </table:table-cell>
          <table:table-cell table:style-name="ACE-11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2k_0805</text:p>
          </table:table-cell>
          <table:table-cell table:style-name="ACE-11" table:formula="of:=[.C6]/[.D6]" office:value-type="float" office:value="0.002258">
            <text:p>0.002258</text:p>
          </table:table-cell>
          <table:table-cell table:style-name="ACE-11" office:value-type="float" office:value="11.289999999999999">
            <text:p>11.29</text:p>
          </table:table-cell>
          <table:table-cell table:style-name="ACE-11" office:value-type="float" office:value="5000">
            <text:p>5000</text:p>
          </table:table-cell>
          <table:table-cell table:style-name="ACE-11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5k1_0805</text:p>
          </table:table-cell>
          <table:table-cell table:style-name="ACE-11" table:formula="of:=[.C7]/[.D7]" office:value-type="float" office:value="0.002258">
            <text:p>0.002258</text:p>
          </table:table-cell>
          <table:table-cell table:style-name="ACE-11" office:value-type="float" office:value="11.289999999999999">
            <text:p>11.29</text:p>
          </table:table-cell>
          <table:table-cell table:style-name="ACE-11" office:value-type="float" office:value="5000">
            <text:p>5000</text:p>
          </table:table-cell>
          <table:table-cell table:style-name="ACE-11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540R_0805</text:p>
          </table:table-cell>
          <table:table-cell table:style-name="ACE-11" table:formula="of:=[.C8]/[.D8]" office:value-type="float" office:value="0.002258">
            <text:p>0.002258</text:p>
          </table:table-cell>
          <table:table-cell table:style-name="ACE-11" office:value-type="float" office:value="11.289999999999999">
            <text:p>11.29</text:p>
          </table:table-cell>
          <table:table-cell table:style-name="ACE-11" office:value-type="float" office:value="5000">
            <text:p>5000</text:p>
          </table:table-cell>
          <table:table-cell table:style-name="ACE-11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1k5_0805</text:p>
          </table:table-cell>
          <table:table-cell table:style-name="ACE-11" table:formula="of:=[.C9]/[.D9]" office:value-type="float" office:value="0.002258">
            <text:p>0.002258</text:p>
          </table:table-cell>
          <table:table-cell table:style-name="ACE-11" office:value-type="float" office:value="11.289999999999999">
            <text:p>11.29</text:p>
          </table:table-cell>
          <table:table-cell table:style-name="ACE-11" office:value-type="float" office:value="5000">
            <text:p>5000</text:p>
          </table:table-cell>
          <table:table-cell table:style-name="ACE-11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10k_0805</text:p>
          </table:table-cell>
          <table:table-cell table:style-name="ACE-11" table:formula="of:=[.C10]/[.D10]" office:value-type="float" office:value="0.002258">
            <text:p>0.002258</text:p>
          </table:table-cell>
          <table:table-cell table:style-name="ACE-11" office:value-type="float" office:value="11.289999999999999">
            <text:p>11.29</text:p>
          </table:table-cell>
          <table:table-cell table:style-name="ACE-11" office:value-type="float" office:value="5000">
            <text:p>5000</text:p>
          </table:table-cell>
          <table:table-cell table:style-name="ACE-11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1k_0805</text:p>
          </table:table-cell>
          <table:table-cell table:style-name="ACE-11" table:formula="of:=[.C11]/[.D11]" office:value-type="float" office:value="0.002258">
            <text:p>0.002258</text:p>
          </table:table-cell>
          <table:table-cell table:style-name="ACE-11" office:value-type="float" office:value="11.289999999999999">
            <text:p>11.29</text:p>
          </table:table-cell>
          <table:table-cell table:style-name="ACE-11" office:value-type="float" office:value="5000">
            <text:p>5000</text:p>
          </table:table-cell>
          <table:table-cell table:style-name="ACE-11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5k6_0805</text:p>
          </table:table-cell>
          <table:table-cell table:style-name="ACE-11" table:formula="of:=[.C12]/[.D12]" office:value-type="float" office:value="0.002258">
            <text:p>0.002258</text:p>
          </table:table-cell>
          <table:table-cell table:style-name="ACE-11" office:value-type="float" office:value="11.289999999999999">
            <text:p>11.29</text:p>
          </table:table-cell>
          <table:table-cell table:style-name="ACE-11" office:value-type="float" office:value="5000">
            <text:p>5000</text:p>
          </table:table-cell>
          <table:table-cell table:style-name="ACE-11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3k3_0805</text:p>
          </table:table-cell>
          <table:table-cell table:style-name="ACE-11" table:formula="of:=[.C13]/[.D13]" office:value-type="float" office:value="0.002258">
            <text:p>0.002258</text:p>
          </table:table-cell>
          <table:table-cell table:style-name="ACE-11" office:value-type="float" office:value="11.289999999999999">
            <text:p>11.29</text:p>
          </table:table-cell>
          <table:table-cell table:style-name="ACE-11" office:value-type="float" office:value="5000">
            <text:p>5000</text:p>
          </table:table-cell>
          <table:table-cell table:style-name="ACE-11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BQ2409X_MSOP-10-EP</text:p>
          </table:table-cell>
          <table:table-cell table:style-name="ACE-11" table:formula="of:=[.C14]/[.D14]" office:value-type="float" office:value="0.59999999999999998">
            <text:p>0.6</text:p>
          </table:table-cell>
          <table:table-cell table:style-name="ACE-11" office:value-type="float" office:value="3">
            <text:p>3</text:p>
          </table:table-cell>
          <table:table-cell table:style-name="ACE-11" office:value-type="float" office:value="5">
            <text:p>5</text:p>
          </table:table-cell>
          <table:table-cell table:style-name="ACE-11" office:value-type="string">
            <text:p>https://www.aliexpress.com/item/32809893346.html?spm=a2g0o.productlist.0.0.73d7a569w8DeRX&amp;algo_pvid=400b5601-f6ff-4910-b40b-b541ef8c9983&amp;algo_expid=400b5601-f6ff-4910-b40b-b541ef8c9983-0&amp;btsid=0ab50f6215845760554738156ed899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1u_0805</text:p>
          </table:table-cell>
          <table:table-cell table:style-name="ACE-11" table:formula="of:=[.C15]/[.D15]" office:value-type="float" office:value="0.01311">
            <text:p>0.01311</text:p>
          </table:table-cell>
          <table:table-cell table:style-name="ACE-11" office:value-type="float" office:value="26.219999999999999">
            <text:p>26.22</text:p>
          </table:table-cell>
          <table:table-cell table:style-name="ACE-11" office:value-type="float" office:value="2000">
            <text:p>2000</text:p>
          </table:table-cell>
          <table:table-cell table:style-name="ACE-11" office:value-type="string">
            <text:p>https://www.aliexpress.com/item/32998534731.html?spm=a2g0o.productlist.0.0.45b9767aB5ceoJ&amp;algo_pvid=ffa67253-8d5a-465f-a52e-cb7af5f92d00&amp;algo_expid=ffa67253-8d5a-465f-a52e-cb7af5f92d00-8&amp;btsid=0ab6f82115845762653157757e605c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Red_1206</text:p>
          </table:table-cell>
          <table:table-cell table:style-name="ACE-11" table:formula="of:=[.C16]/[.D16]" office:value-type="float" office:value="0.005653333333333334">
            <text:p>0.0056533333333</text:p>
          </table:table-cell>
          <table:table-cell table:style-name="ACE-11" table:formula="of:=15.59+1.3700000000000001" office:value-type="float" office:value="16.960000000000001">
            <text:p>16.96</text:p>
          </table:table-cell>
          <table:table-cell table:style-name="ACE-11" office:value-type="float" office:value="3000">
            <text:p>3000</text:p>
          </table:table-cell>
          <table:table-cell table:style-name="ACE-11" office:value-type="string">
            <text:p>https://www.aliexpress.com/item/32981589685.html?spm=a2g0o.productlist.0.0.7f0722b2Z4nQQc&amp;algo_pvid=34296bbe-0ae0-47fc-aaf5-231b147949ed&amp;algo_expid=34296bbe-0ae0-47fc-aaf5-231b147949ed-21&amp;btsid=0ab6fab215845763988062725e9974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Blue_1206</text:p>
          </table:table-cell>
          <table:table-cell table:style-name="ACE-11" table:formula="of:=[.C17]/[.D17]" office:value-type="float" office:value="0.0065866666666666669">
            <text:p>0.0065866666667</text:p>
          </table:table-cell>
          <table:table-cell table:style-name="ACE-11" table:formula="of:=18.390000000000001+1.3700000000000001" office:value-type="float" office:value="19.760000000000002">
            <text:p>19.76</text:p>
          </table:table-cell>
          <table:table-cell table:style-name="ACE-11" office:value-type="float" office:value="3000">
            <text:p>3000</text:p>
          </table:table-cell>
          <table:table-cell table:style-name="ACE-11" office:value-type="string">
            <text:p>https://www.aliexpress.com/item/32981589685.html?spm=a2g0o.productlist.0.0.7f0722b2Z4nQQc&amp;algo_pvid=34296bbe-0ae0-47fc-aaf5-231b147949ed&amp;algo_expid=34296bbe-0ae0-47fc-aaf5-231b147949ed-21&amp;btsid=0ab6fab215845763988062725e9974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34063_SOIC-8</text:p>
          </table:table-cell>
          <table:table-cell table:style-name="ACE-11" table:formula="of:=[.C18]/[.D18]" office:value-type="float" office:value="0.0504">
            <text:p>0.0504</text:p>
          </table:table-cell>
          <table:table-cell table:style-name="ACE-11" office:value-type="float" office:value="5.04">
            <text:p>5.04</text:p>
          </table:table-cell>
          <table:table-cell table:style-name="ACE-11" office:value-type="float" office:value="100">
            <text:p>100</text:p>
          </table:table-cell>
          <table:table-cell table:style-name="ACE-11" office:value-type="string">
            <text:p>https://www.aliexpress.com/item/32328511770.html?spm=a2g0o.productlist.0.0.5e8b637cbHU6en&amp;algo_pvid=d888a30b-e3a7-4296-8d67-90dc97fce563&amp;algo_expid=d888a30b-e3a7-4296-8d67-90dc97fce563-0&amp;btsid=0ab6f82c15845769423557802e05fd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PMOS 3A_ GSD SOT-23</text:p>
          </table:table-cell>
          <table:table-cell table:style-name="ACE-11" table:formula="of:=[.C19]/[.D19]" office:value-type="float" office:value="0.012960000000000001">
            <text:p>0.01296</text:p>
          </table:table-cell>
          <table:table-cell table:style-name="ACE-11" office:value-type="float" office:value="38.880000000000003">
            <text:p>38.88</text:p>
          </table:table-cell>
          <table:table-cell table:style-name="ACE-11" office:value-type="float" office:value="3000">
            <text:p>3000</text:p>
          </table:table-cell>
          <table:table-cell table:style-name="ACE-11" office:value-type="string">
            <text:p>https://www.aliexpress.com/item/33025865729.html?spm=a2g0o.productlist.0.0.701162c10A6Nk2&amp;algo_pvid=be942aa7-c274-4861-af1d-6acd6c3b90af&amp;algo_expid=be942aa7-c274-4861-af1d-6acd6c3b90af-0&amp;btsid=0ab6f82215845773444342051e3e48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100uF 6v_1206</text:p>
          </table:table-cell>
          <table:table-cell table:style-name="ACE-11" table:formula="of:=[.C20]/[.D20]" office:value-type="float" office:value="0.0378">
            <text:p>0.0378</text:p>
          </table:table-cell>
          <table:table-cell table:style-name="ACE-11" office:value-type="float" office:value="3.7799999999999998">
            <text:p>3.78</text:p>
          </table:table-cell>
          <table:table-cell table:style-name="ACE-11" office:value-type="float" office:value="100">
            <text:p>100</text:p>
          </table:table-cell>
          <table:table-cell table:style-name="ACE-11" office:value-type="string">
            <text:p>https://www.aliexpress.com/item/32880416347.html?spm=a2g0o.productlist.0.0.1257311cgQZzYP&amp;algo_pvid=8d738737-f946-400f-a36d-18b96241e413&amp;algo_expid=8d738737-f946-400f-a36d-18b96241e413-0&amp;btsid=0be3746c15845771075318847e6d80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470pF_0805</text:p>
          </table:table-cell>
          <table:table-cell table:style-name="ACE-11" table:formula="of:=[.C21]/[.D21]" office:value-type="float" office:value="0.0089674999999999998">
            <text:p>0.0089675</text:p>
          </table:table-cell>
          <table:table-cell table:style-name="ACE-11" office:value-type="float" office:value="35.869999999999997">
            <text:p>35.87</text:p>
          </table:table-cell>
          <table:table-cell table:style-name="ACE-11" office:value-type="float" office:value="4000">
            <text:p>4000</text:p>
          </table:table-cell>
          <table:table-cell table:style-name="ACE-11" office:value-type="string">
            <text:p>https://www.aliexpress.com/item/32998534731.html?spm=a2g0o.productlist.0.0.45b9767aB5ceoJ&amp;algo_pvid=ffa67253-8d5a-465f-a52e-cb7af5f92d00&amp;algo_expid=ffa67253-8d5a-465f-a52e-cb7af5f92d00-8&amp;btsid=0ab6f82115845762653157757e605c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470uF 35v_10mm 5mm radial</text:p>
          </table:table-cell>
          <table:table-cell table:style-name="ACE-11" table:formula="of:=[.C22]/[.D22]" office:value-type="float" office:value="0.072000000000000008">
            <text:p>0.072</text:p>
          </table:table-cell>
          <table:table-cell table:style-name="ACE-11" office:value-type="float" office:value="7.2000000000000002">
            <text:p>7.2</text:p>
          </table:table-cell>
          <table:table-cell table:style-name="ACE-11" office:value-type="float" office:value="100">
            <text:p>100</text:p>
          </table:table-cell>
          <table:table-cell table:style-name="ACE-11" office:value-type="string">
            <text:p>https://www.aliexpress.com/item/32526581314.html?spm=a2g0o.productlist.0.0.7d3b4771QE4jWM&amp;algo_pvid=348f3b49-9ec6-441c-80f1-6cccac3f5ab6&amp;algo_expid=348f3b49-9ec6-441c-80f1-6cccac3f5ab6-2&amp;btsid=0ab6fab215845779848702022e9953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0R22 1.5A_0805</text:p>
          </table:table-cell>
          <table:table-cell table:style-name="ACE-11" table:formula="of:=[.C23]/[.D23]" office:value-type="float" office:value="0.0040000000000000001">
            <text:p>0.004</text:p>
          </table:table-cell>
          <table:table-cell table:style-name="ACE-11" office:value-type="float" office:value="20">
            <text:p>20</text:p>
          </table:table-cell>
          <table:table-cell table:style-name="ACE-11" office:value-type="float" office:value="5000">
            <text:p>5000</text:p>
          </table:table-cell>
          <table:table-cell table:style-name="ACE-11" office:value-type="string">
            <text:p>https://www.aliexpress.com/item/32839944752.html?spm=a2g0o.productlist.0.0.6be1474c40WAIj&amp;algo_pvid=ece24142-3194-4e1d-890b-8e1c34fbfc22&amp;algo_expid=ece24142-3194-4e1d-890b-8e1c34fbfc22-18&amp;btsid=0ab6f81e15845782005296637e7198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220uH 1.5A_SRR1280</text:p>
          </table:table-cell>
          <table:table-cell table:style-name="ACE-11" table:formula="of:=[.C24]/[.D24]" office:value-type="float" office:value="0.16200000000000001">
            <text:p>0.162</text:p>
          </table:table-cell>
          <table:table-cell table:style-name="ACE-11" office:value-type="float" office:value="1.6200000000000001">
            <text:p>1.62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https://www.aliexpress.com/item/4000167007649.html?spm=a2g0o.productlist.0.0.15d37840Pegq4Z&amp;algo_pvid=f8f7dbe4-8727-4d73-bc15-e40905cd67ee&amp;algo_expid=f8f7dbe4-8727-4d73-bc15-e40905cd67ee-2&amp;btsid=0ab6f83915845794396068928e33e3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1.5A Schottky_SOD-123F</text:p>
          </table:table-cell>
          <table:table-cell table:style-name="ACE-11" table:formula="of:=[.C25]/[.D25]" office:value-type="float" office:value="0.059999999999999998">
            <text:p>0.06</text:p>
          </table:table-cell>
          <table:table-cell table:style-name="ACE-11" office:value-type="float" office:value="6">
            <text:p>6</text:p>
          </table:table-cell>
          <table:table-cell table:style-name="ACE-11" office:value-type="float" office:value="100">
            <text:p>100</text:p>
          </table:table-cell>
          <table:table-cell table:style-name="ACE-11" office:value-type="string">
            <text:p>https://www.aliexpress.com/item/32254433042.html?spm=a2g0o.productlist.0.0.2ff91c1bUIF4Ql&amp;algo_pvid=fcedde25-ee37-41c6-94ce-021e757163c8&amp;algo_expid=fcedde25-ee37-41c6-94ce-021e757163c8-7&amp;btsid=0ab6d67915845797569098921e6ee1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1500pf_0805</text:p>
          </table:table-cell>
          <table:table-cell table:style-name="ACE-11" table:formula="of:=[.C26]/[.D26]" office:value-type="float" office:value="0.013560000000000001">
            <text:p>0.01356</text:p>
          </table:table-cell>
          <table:table-cell table:style-name="ACE-11" office:value-type="float" office:value="54.240000000000002">
            <text:p>54.24</text:p>
          </table:table-cell>
          <table:table-cell table:style-name="ACE-11" office:value-type="float" office:value="4000">
            <text:p>4000</text:p>
          </table:table-cell>
          <table:table-cell table:style-name="ACE-11" office:value-type="string">
            <text:p>https://www.aliexpress.com/item/33000119708.html?spm=a2g0o.productlist.0.0.1257311cgQZzYP&amp;algo_pvid=8d738737-f946-400f-a36d-18b96241e413&amp;algo_expid=8d738737-f946-400f-a36d-18b96241e413-5&amp;btsid=0be3746c15845771075318847e6d80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56k_0805</text:p>
          </table:table-cell>
          <table:table-cell table:style-name="ACE-11" table:formula="of:=[.C27]/[.D27]" office:value-type="float" office:value="0.002258">
            <text:p>0.002258</text:p>
          </table:table-cell>
          <table:table-cell table:style-name="ACE-11" office:value-type="float" office:value="11.289999999999999">
            <text:p>11.29</text:p>
          </table:table-cell>
          <table:table-cell table:style-name="ACE-11" office:value-type="float" office:value="5000">
            <text:p>5000</text:p>
          </table:table-cell>
          <table:table-cell table:style-name="ACE-11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3k_0805</text:p>
          </table:table-cell>
          <table:table-cell table:style-name="ACE-11" table:formula="of:=[.C28]/[.D28]" office:value-type="float" office:value="0.002258">
            <text:p>0.002258</text:p>
          </table:table-cell>
          <table:table-cell table:style-name="ACE-11" office:value-type="float" office:value="11.289999999999999">
            <text:p>11.29</text:p>
          </table:table-cell>
          <table:table-cell table:style-name="ACE-11" office:value-type="float" office:value="5000">
            <text:p>5000</text:p>
          </table:table-cell>
          <table:table-cell table:style-name="ACE-11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6k8_0805</text:p>
          </table:table-cell>
          <table:table-cell table:style-name="ACE-11" table:formula="of:=[.C29]/[.D29]" office:value-type="float" office:value="0.002258">
            <text:p>0.002258</text:p>
          </table:table-cell>
          <table:table-cell table:style-name="ACE-11" office:value-type="float" office:value="11.289999999999999">
            <text:p>11.29</text:p>
          </table:table-cell>
          <table:table-cell table:style-name="ACE-11" office:value-type="float" office:value="5000">
            <text:p>5000</text:p>
          </table:table-cell>
          <table:table-cell table:style-name="ACE-11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1"/>
        </table:table-row>
        <table:table-row table:style-name="AROW-1">
          <table:table-cell table:style-name="ACE-11" office:value-type="string">
            <text:p>30k_0805</text:p>
          </table:table-cell>
          <table:table-cell table:style-name="ACE-11" table:formula="of:=[.C30]/[.D30]" office:value-type="float" office:value="0.002258">
            <text:p>0.002258</text:p>
          </table:table-cell>
          <table:table-cell table:style-name="ACE-11" office:value-type="float" office:value="11.289999999999999">
            <text:p>11.29</text:p>
          </table:table-cell>
          <table:table-cell table:style-name="ACE-11" office:value-type="float" office:value="5000">
            <text:p>5000</text:p>
          </table:table-cell>
          <table:table-cell table:style-name="ACE-11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1"/>
        </table:table-row>
        <table:table-row table:style-name="AROW-0" table:number-rows-repeated="2">
          <table:table-cell table:number-columns-repeated="128"/>
        </table:table-row>
        <table:table-row table:style-name="AROW-0">
          <table:table-cell table:number-columns-repeated="128" table:style-name="ACE-11"/>
        </table:table-row>
        <table:table-row table:style-name="AROW-0" table:number-rows-repeated="991">
          <table:table-cell table:number-columns-repeated="128"/>
        </table:table-row>
        <table:named-expressions>
          <table:named-expression table:name="Sheet_Title" table:expression="of:=&quot;Part Table&quot;" table:base-cell-address="$'Part Table'.$A$1"/>
          <table:named-expression table:name="Print_Area" table:expression="of:=#REF!" table:base-cell-address="$'Part Table'.$A$1"/>
        </table:named-expressions>
        <gnm:selections gnm:cursor-col="0" gnm:cursor-row="30">
          <gnm:selection gnm:start-col="0" gnm:start-row="30" gnm:end-col="0" gnm:end-row="30"/>
        </gnm:selections>
      </table:table>
      <table:table table:name="digikey" table:style-name="ta-3" table:print="true">
        <office:forms form:automatic-focus="false" form:apply-design-mode="false">
          <form:form/>
        </office:forms>
        <table:table-column table:default-cell-style-name="ACE-12" table:style-name="ACOL-18"/>
        <table:table-column table:default-cell-style-name="ACE-12" table:style-name="ACOL-19"/>
        <table:table-column table:default-cell-style-name="ACE-12" table:style-name="ACOL-20" table:number-columns-repeated="2"/>
        <table:table-column table:default-cell-style-name="ACE-12" table:style-name="ACOL-21"/>
        <table:table-column table:default-cell-style-name="ACE-12" table:style-name="ACOL-20" table:number-columns-repeated="3"/>
        <table:table-column table:default-cell-style-name="ACE-12" table:style-name="ACOL-0" table:number-columns-repeated="120"/>
        <table:table-row table:style-name="AROW-3">
          <table:table-cell table:style-name="ACE-12" office:value-type="string">
            <text:p>Total @1k</text:p>
          </table:table-cell>
          <table:table-cell table:style-name="ACE-12" table:formula="of:=SUM([.F4:.F1002])" office:value-type="float" office:value="15.23878">
            <text:p>15.23878</text:p>
          </table:table-cell>
          <table:table-cell table:style-name="ACE-12" office:value-type="string">
            <text:p>Total @1</text:p>
          </table:table-cell>
          <table:table-cell table:style-name="ACE-12" table:formula="of:=SUM([.G4:.G1002])" office:value-type="float" office:value="32.030000000000001">
            <text:p>32.03</text:p>
          </table:table-cell>
          <table:table-cell table:style-name="ACE-12" office:value-type="string">
            <text:p>How many regulators? (rough cost overest)</text:p>
          </table:table-cell>
          <table:table-cell table:style-name="ACE-12" office:value-type="float" office:value="4">
            <text:p>4</text:p>
          </table:table-cell>
          <table:table-cell table:number-columns-repeated="122" table:style-name="ACE-12"/>
        </table:table-row>
        <table:table-row table:style-name="AROW-3">
          <table:table-cell table:number-columns-repeated="128"/>
        </table:table-row>
        <table:table-row table:style-name="AROW-3">
          <table:table-cell table:style-name="ACE-12"/>
          <table:table-cell table:style-name="ACE-12" office:value-type="string">
            <text:p>Value</text:p>
          </table:table-cell>
          <table:table-cell table:style-name="ACE-12" office:value-type="string">
            <text:p>cost at 1k</text:p>
          </table:table-cell>
          <table:table-cell table:style-name="ACE-12" office:value-type="string">
            <text:p>Cost at 1</text:p>
          </table:table-cell>
          <table:table-cell table:style-name="ACE-12" office:value-type="string">
            <text:p>Qty</text:p>
          </table:table-cell>
          <table:table-cell table:style-name="ACE-12" office:value-type="string">
            <text:p>Line Cost @1k</text:p>
          </table:table-cell>
          <table:table-cell table:style-name="ACE-12" office:value-type="string">
            <text:p>Line Cost @1</text:p>
          </table:table-cell>
          <table:table-cell table:style-name="ACE-12" office:value-type="string">
            <text:p>Link</text:p>
          </table:table-cell>
          <table:table-cell table:number-columns-repeated="120" table:style-name="ACE-12"/>
        </table:table-row>
        <table:table-row table:style-name="AROW-3">
          <table:table-cell table:style-name="ACE-12" office:value-type="string">
            <text:p>PCB</text:p>
          </table:table-cell>
          <table:table-cell table:style-name="ACE-12"/>
          <table:table-cell table:style-name="ACE-12" office:value-type="float" office:value="0.36199999999999999">
            <text:p>0.362</text:p>
          </table:table-cell>
          <table:table-cell table:style-name="ACE-12" office:value-type="float" office:value="3.6200000000000001">
            <text:p>3.62</text:p>
          </table:table-cell>
          <table:table-cell table:style-name="ACE-12" office:value-type="float" office:value="1">
            <text:p>1</text:p>
          </table:table-cell>
          <table:table-cell table:style-name="ACE-12" table:formula="of:=[.C4]*[.E4]" office:value-type="float" office:value="0.36199999999999999">
            <text:p>0.362</text:p>
          </table:table-cell>
          <table:table-cell table:style-name="ACE-12" table:formula="of:=[.D4]*[.E4]" office:value-type="float" office:value="3.6200000000000001">
            <text:p>3.62</text:p>
          </table:table-cell>
          <table:table-cell table:style-name="ACE-12" office:value-type="string">
            <text:p>https://cart.jlcpcb.com/quote?orderType=1&amp;stencilWidth=100&amp;stencilLength=100&amp;stencilCounts=5&amp;stencilLayer=2&amp;stencilPly=1.6&amp;steelmeshSellingPriceRecordNum=A8256537-5522-491C-965C-646F5842AEC9&amp;purchaseNumber=</text:p>
          </table:table-cell>
          <table:table-cell table:number-columns-repeated="120" table:style-name="ACE-12"/>
        </table:table-row>
        <table:table-row table:style-name="AROW-3">
          <table:table-cell table:style-name="ACE-12" office:value-type="string">
            <text:p><text:s text:c="4"/>BT1</text:p>
          </table:table-cell>
          <table:table-cell table:style-name="ACE-12" office:value-type="string">
            <text:p>18650 button cell</text:p>
          </table:table-cell>
          <table:table-cell table:style-name="ACE-13" office:value-type="float" office:value="5.9500000000000002">
            <text:p>5.95</text:p>
          </table:table-cell>
          <table:table-cell table:style-name="ACE-13" office:value-type="float" office:value="5.9500000000000002">
            <text:p>5.95</text:p>
          </table:table-cell>
          <table:table-cell table:style-name="ACE-12" office:value-type="float" office:value="1">
            <text:p>1</text:p>
          </table:table-cell>
          <table:table-cell table:style-name="ACE-12" table:formula="of:=[.C5]*[.E5]" office:value-type="float" office:value="5.9500000000000002">
            <text:p>5.95</text:p>
          </table:table-cell>
          <table:table-cell table:style-name="ACE-12" table:formula="of:=[.D5]*[.E5]" office:value-type="float" office:value="5.9500000000000002">
            <text:p>5.95</text:p>
          </table:table-cell>
          <table:table-cell table:style-name="ACE-12" office:value-type="string">
            <text:p>https://www.digikey.com/product-detail/en/tinycircuits/ASR00050/1832-1050-ND/9808766</text:p>
          </table:table-cell>
          <table:table-cell table:number-columns-repeated="120" table:style-name="ACE-12"/>
        </table:table-row>
        <table:table-row table:style-name="AROW-3">
          <table:table-cell table:style-name="ACE-12" office:value-type="string">
            <text:p><text:s text:c="4"/>C1</text:p>
          </table:table-cell>
          <table:table-cell table:style-name="ACE-12" office:value-type="string">
            <text:p>1u</text:p>
          </table:table-cell>
          <table:table-cell table:style-name="ACE-12" office:value-type="float" office:value="0.015789999999999998">
            <text:p>0.01579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1">
            <text:p>1</text:p>
          </table:table-cell>
          <table:table-cell table:style-name="ACE-12" table:formula="of:=[.C6]*[.E6]" office:value-type="float" office:value="0.015789999999999998">
            <text:p>0.01579</text:p>
          </table:table-cell>
          <table:table-cell table:style-name="ACE-12" table:formula="of:=[.D6]*[.E6]" office:value-type="float" office:value="0.10000000000000001">
            <text:p>0.1</text:p>
          </table:table-cell>
          <table:table-cell table:style-name="ACE-12" office:value-type="string">
            <text:p>https://www.digikey.com/product-detail/en/samsung-electro-mechanics/CL21B105KOFNNNG/1276-6471-1-ND/5958099</text:p>
          </table:table-cell>
          <table:table-cell table:number-columns-repeated="120" table:style-name="ACE-12"/>
        </table:table-row>
        <table:table-row table:style-name="AROW-3">
          <table:table-cell table:style-name="ACE-12" office:value-type="string">
            <text:p>&gt; <text:s/>C2-C5</text:p>
          </table:table-cell>
          <table:table-cell table:style-name="ACE-12" office:value-type="string">
            <text:p>CL31A107MQHNNNE</text:p>
          </table:table-cell>
          <table:table-cell table:style-name="ACE-12" office:value-type="float" office:value="0.16989000000000001">
            <text:p>0.16989</text:p>
          </table:table-cell>
          <table:table-cell table:style-name="ACE-12" office:value-type="float" office:value="0.57999999999999996">
            <text:p>0.58</text:p>
          </table:table-cell>
          <table:table-cell table:style-name="ACE-12" table:formula="of:=[.F1]" office:value-type="float" office:value="4">
            <text:p>4</text:p>
          </table:table-cell>
          <table:table-cell table:style-name="ACE-12" table:formula="of:=[.C7]*[.E7]" office:value-type="float" office:value="0.67956000000000005">
            <text:p>0.67956</text:p>
          </table:table-cell>
          <table:table-cell table:style-name="ACE-12" table:formula="of:=[.D7]*[.E7]" office:value-type="float" office:value="2.3199999999999998">
            <text:p>2.32</text:p>
          </table:table-cell>
          <table:table-cell table:style-name="ACE-12" office:value-type="string">
            <text:p>https://www.digikey.com/product-detail/en/samsung-electro-mechanics/CL31A107MQHNNNE/1276-1782-1-ND/3889868</text:p>
          </table:table-cell>
          <table:table-cell table:number-columns-repeated="120" table:style-name="ACE-12"/>
        </table:table-row>
        <table:table-row table:style-name="AROW-3">
          <table:table-cell table:style-name="ACE-12" office:value-type="string">
            <text:p>C6</text:p>
          </table:table-cell>
          <table:table-cell table:style-name="ACE-12" office:value-type="string">
            <text:p>470pF</text:p>
          </table:table-cell>
          <table:table-cell table:style-name="ACE-12" office:value-type="float" office:value="0.01319">
            <text:p>0.01319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1">
            <text:p>1</text:p>
          </table:table-cell>
          <table:table-cell table:style-name="ACE-12" table:formula="of:=[.C8]*[.E8]" office:value-type="float" office:value="0.01319">
            <text:p>0.01319</text:p>
          </table:table-cell>
          <table:table-cell table:style-name="ACE-12" table:formula="of:=[.D8]*[.E8]" office:value-type="float" office:value="0.10000000000000001">
            <text:p>0.1</text:p>
          </table:table-cell>
          <table:table-cell table:style-name="ACE-12" office:value-type="string">
            <text:p>https://www.digikey.com/product-detail/en/samsung-electro-mechanics/CL21B471KBANNNC/1276-1300-1-ND/3889386</text:p>
          </table:table-cell>
          <table:table-cell table:number-columns-repeated="120" table:style-name="ACE-12"/>
        </table:table-row>
        <table:table-row table:style-name="AROW-3">
          <table:table-cell table:style-name="ACE-12" office:value-type="string">
            <text:p>&gt; <text:s/>C7-C9</text:p>
          </table:table-cell>
          <table:table-cell table:style-name="ACE-12" office:value-type="string">
            <text:p>1500pF</text:p>
          </table:table-cell>
          <table:table-cell table:style-name="ACE-12" office:value-type="float" office:value="0.01355">
            <text:p>0.01355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3">
            <text:p>3</text:p>
          </table:table-cell>
          <table:table-cell table:style-name="ACE-12" table:formula="of:=[.C9]*[.E9]" office:value-type="float" office:value="0.040649999999999999">
            <text:p>0.04065</text:p>
          </table:table-cell>
          <table:table-cell table:style-name="ACE-12" table:formula="of:=[.D9]*[.E9]" office:value-type="float" office:value="0.30000000000000004">
            <text:p>0.3</text:p>
          </table:table-cell>
          <table:table-cell table:style-name="ACE-12" office:value-type="string">
            <text:p>https://www.digikey.com/product-detail/en/samsung-electro-mechanics/CL21B152KBANNNC/1276-1794-1-ND/3889880</text:p>
          </table:table-cell>
          <table:table-cell table:number-columns-repeated="120" table:style-name="ACE-12"/>
        </table:table-row>
        <table:table-row table:style-name="AROW-3">
          <table:table-cell table:style-name="ACE-12" office:value-type="string">
            <text:p>&gt; <text:s/>C10-C13</text:p>
          </table:table-cell>
          <table:table-cell table:style-name="ACE-12" office:value-type="string">
            <text:p>470uF</text:p>
          </table:table-cell>
          <table:table-cell table:style-name="ACE-12" office:value-type="float" office:value="0.154">
            <text:p>0.154</text:p>
          </table:table-cell>
          <table:table-cell table:style-name="ACE-12" office:value-type="float" office:value="0.45000000000000001">
            <text:p>0.45</text:p>
          </table:table-cell>
          <table:table-cell table:style-name="ACE-12" table:formula="of:=[.F1]" office:value-type="float" office:value="4">
            <text:p>4</text:p>
          </table:table-cell>
          <table:table-cell table:style-name="ACE-12" table:formula="of:=[.C10]*[.E10]" office:value-type="float" office:value="0.61599999999999999">
            <text:p>0.616</text:p>
          </table:table-cell>
          <table:table-cell table:style-name="ACE-12" table:formula="of:=[.D10]*[.E10]" office:value-type="float" office:value="1.8">
            <text:p>1.8</text:p>
          </table:table-cell>
          <table:table-cell table:style-name="ACE-12" office:value-type="string">
            <text:p>https://www.digikey.com/product-detail/en/panasonic-electronic-components/ECA-1VM471/P5168-ND/245027</text:p>
          </table:table-cell>
          <table:table-cell table:number-columns-repeated="120" table:style-name="ACE-12"/>
        </table:table-row>
        <table:table-row table:style-name="AROW-3">
          <table:table-cell table:style-name="ACE-12" office:value-type="string">
            <text:p><text:s text:c="4"/>D1</text:p>
          </table:table-cell>
          <table:table-cell table:style-name="ACE-12" office:value-type="string">
            <text:p>Power Good LED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0.29999999999999999">
            <text:p>0.3</text:p>
          </table:table-cell>
          <table:table-cell table:style-name="ACE-12" office:value-type="float" office:value="1">
            <text:p>1</text:p>
          </table:table-cell>
          <table:table-cell table:style-name="ACE-12" table:formula="of:=[.C11]*[.E11]" office:value-type="float" office:value="0.10000000000000001">
            <text:p>0.1</text:p>
          </table:table-cell>
          <table:table-cell table:style-name="ACE-12" table:formula="of:=[.D11]*[.E11]" office:value-type="float" office:value="0.29999999999999999">
            <text:p>0.3</text:p>
          </table:table-cell>
          <table:table-cell table:number-columns-repeated="121" table:style-name="ACE-12"/>
        </table:table-row>
        <table:table-row table:style-name="AROW-3">
          <table:table-cell table:style-name="ACE-12" office:value-type="string">
            <text:p><text:s text:c="4"/>D2</text:p>
          </table:table-cell>
          <table:table-cell table:style-name="ACE-12" office:value-type="string">
            <text:p>Charging Active LED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0.29999999999999999">
            <text:p>0.3</text:p>
          </table:table-cell>
          <table:table-cell table:style-name="ACE-12" office:value-type="float" office:value="1">
            <text:p>1</text:p>
          </table:table-cell>
          <table:table-cell table:style-name="ACE-12" table:formula="of:=[.C12]*[.E12]" office:value-type="float" office:value="0.10000000000000001">
            <text:p>0.1</text:p>
          </table:table-cell>
          <table:table-cell table:style-name="ACE-12" table:formula="of:=[.D12]*[.E12]" office:value-type="float" office:value="0.29999999999999999">
            <text:p>0.3</text:p>
          </table:table-cell>
          <table:table-cell table:number-columns-repeated="121" table:style-name="ACE-12"/>
        </table:table-row>
        <table:table-row table:style-name="AROW-3">
          <table:table-cell table:style-name="ACE-12" office:value-type="string">
            <text:p>&gt; <text:s/>D3-D6</text:p>
          </table:table-cell>
          <table:table-cell table:style-name="ACE-12" office:value-type="string">
            <text:p>NRVTS260ESFT3G</text:p>
          </table:table-cell>
          <table:table-cell table:style-name="ACE-12" office:value-type="float" office:value="0.072679999999999995">
            <text:p>0.07268</text:p>
          </table:table-cell>
          <table:table-cell table:style-name="ACE-12" office:value-type="float" office:value="0.34000000000000002">
            <text:p>0.34</text:p>
          </table:table-cell>
          <table:table-cell table:style-name="ACE-12" table:formula="of:=[.F1]" office:value-type="float" office:value="4">
            <text:p>4</text:p>
          </table:table-cell>
          <table:table-cell table:style-name="ACE-12" table:formula="of:=[.C13]*[.E13]" office:value-type="float" office:value="0.29071999999999998">
            <text:p>0.29072</text:p>
          </table:table-cell>
          <table:table-cell table:style-name="ACE-12" table:formula="of:=[.D13]*[.E13]" office:value-type="float" office:value="1.3600000000000001">
            <text:p>1.36</text:p>
          </table:table-cell>
          <table:table-cell table:style-name="ACE-12" office:value-type="string">
            <text:p>https://www.digikey.com/product-detail/en/on-semiconductor/NRVTS260ESFT3G/NRVTS260ESFT3GOSCT-ND/9087444</text:p>
          </table:table-cell>
          <table:table-cell table:number-columns-repeated="120" table:style-name="ACE-12"/>
        </table:table-row>
        <table:table-row table:style-name="AROW-3">
          <table:table-cell table:style-name="ACE-12" office:value-type="string">
            <text:p><text:s text:c="4"/>D7</text:p>
          </table:table-cell>
          <table:table-cell table:style-name="ACE-12" office:value-type="string">
            <text:p>12v LED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0.29999999999999999">
            <text:p>0.3</text:p>
          </table:table-cell>
          <table:table-cell table:style-name="ACE-12" office:value-type="float" office:value="1">
            <text:p>1</text:p>
          </table:table-cell>
          <table:table-cell table:style-name="ACE-12" table:formula="of:=[.C14]*[.E14]" office:value-type="float" office:value="0.10000000000000001">
            <text:p>0.1</text:p>
          </table:table-cell>
          <table:table-cell table:style-name="ACE-12" table:formula="of:=[.D14]*[.E14]" office:value-type="float" office:value="0.29999999999999999">
            <text:p>0.3</text:p>
          </table:table-cell>
          <table:table-cell table:number-columns-repeated="121" table:style-name="ACE-12"/>
        </table:table-row>
        <table:table-row table:style-name="AROW-3">
          <table:table-cell table:style-name="ACE-12" office:value-type="string">
            <text:p><text:s text:c="4"/>D8</text:p>
          </table:table-cell>
          <table:table-cell table:style-name="ACE-12" office:value-type="string">
            <text:p>24v LED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0.29999999999999999">
            <text:p>0.3</text:p>
          </table:table-cell>
          <table:table-cell table:style-name="ACE-12" office:value-type="float" office:value="1">
            <text:p>1</text:p>
          </table:table-cell>
          <table:table-cell table:style-name="ACE-12" table:formula="of:=[.C15]*[.E15]" office:value-type="float" office:value="0.10000000000000001">
            <text:p>0.1</text:p>
          </table:table-cell>
          <table:table-cell table:style-name="ACE-12" table:formula="of:=[.D15]*[.E15]" office:value-type="float" office:value="0.29999999999999999">
            <text:p>0.3</text:p>
          </table:table-cell>
          <table:table-cell table:number-columns-repeated="121" table:style-name="ACE-12"/>
        </table:table-row>
        <table:table-row table:style-name="AROW-3">
          <table:table-cell table:style-name="ACE-12" office:value-type="string">
            <text:p><text:s text:c="4"/>D9</text:p>
          </table:table-cell>
          <table:table-cell table:style-name="ACE-12" office:value-type="string">
            <text:p>5v LED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0.29999999999999999">
            <text:p>0.3</text:p>
          </table:table-cell>
          <table:table-cell table:style-name="ACE-12" office:value-type="float" office:value="1">
            <text:p>1</text:p>
          </table:table-cell>
          <table:table-cell table:style-name="ACE-12" table:formula="of:=[.C16]*[.E16]" office:value-type="float" office:value="0.10000000000000001">
            <text:p>0.1</text:p>
          </table:table-cell>
          <table:table-cell table:style-name="ACE-12" table:formula="of:=[.D16]*[.E16]" office:value-type="float" office:value="0.29999999999999999">
            <text:p>0.3</text:p>
          </table:table-cell>
          <table:table-cell table:number-columns-repeated="121" table:style-name="ACE-12"/>
        </table:table-row>
        <table:table-row table:style-name="AROW-3">
          <table:table-cell table:style-name="ACE-12" office:value-type="string">
            <text:p><text:s text:c="4"/>D10</text:p>
          </table:table-cell>
          <table:table-cell table:style-name="ACE-12" office:value-type="string">
            <text:p>3v3 LED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0.29999999999999999">
            <text:p>0.3</text:p>
          </table:table-cell>
          <table:table-cell table:style-name="ACE-12" office:value-type="float" office:value="1">
            <text:p>1</text:p>
          </table:table-cell>
          <table:table-cell table:style-name="ACE-12" table:formula="of:=[.C17]*[.E17]" office:value-type="float" office:value="0.10000000000000001">
            <text:p>0.1</text:p>
          </table:table-cell>
          <table:table-cell table:style-name="ACE-12" table:formula="of:=[.D17]*[.E17]" office:value-type="float" office:value="0.29999999999999999">
            <text:p>0.3</text:p>
          </table:table-cell>
          <table:table-cell table:number-columns-repeated="121" table:style-name="ACE-12"/>
        </table:table-row>
        <table:table-row table:style-name="AROW-3">
          <table:table-cell table:style-name="ACE-12" office:value-type="string">
            <text:p><text:s text:c="4"/>F1</text:p>
          </table:table-cell>
          <table:table-cell table:style-name="ACE-12" office:value-type="string">
            <text:p>1.5A</text:p>
          </table:table-cell>
          <table:table-cell table:style-name="ACE-12" office:value-type="float" office:value="0.17784">
            <text:p>0.17784</text:p>
          </table:table-cell>
          <table:table-cell table:style-name="ACE-12" office:value-type="float" office:value="0.33000000000000002">
            <text:p>0.33</text:p>
          </table:table-cell>
          <table:table-cell table:style-name="ACE-12" office:value-type="float" office:value="1">
            <text:p>1</text:p>
          </table:table-cell>
          <table:table-cell table:style-name="ACE-12" table:formula="of:=[.C18]*[.E18]" office:value-type="float" office:value="0.17784">
            <text:p>0.17784</text:p>
          </table:table-cell>
          <table:table-cell table:style-name="ACE-12" table:formula="of:=[.D18]*[.E18]" office:value-type="float" office:value="0.33000000000000002">
            <text:p>0.33</text:p>
          </table:table-cell>
          <table:table-cell table:style-name="ACE-12" office:value-type="string">
            <text:p>https://www.digikey.com/product-detail/en/bel-fuse-inc/0ZCK0100FF2E/507-1815-1-ND/4156258</text:p>
          </table:table-cell>
          <table:table-cell table:number-columns-repeated="120" table:style-name="ACE-12"/>
        </table:table-row>
        <table:table-row table:style-name="AROW-3">
          <table:table-cell table:style-name="ACE-12" office:value-type="string">
            <text:p>J1-J3, J5-J12</text:p>
          </table:table-cell>
          <table:table-cell table:style-name="ACE-12" office:value-type="string">
            <text:p>2.54mm header 1x1</text:p>
          </table:table-cell>
          <table:table-cell table:style-name="ACE-12" office:value-type="float" office:value="0.01486">
            <text:p>0.01486</text:p>
          </table:table-cell>
          <table:table-cell table:style-name="ACE-12" office:value-type="float" office:value="0.029999999999999999">
            <text:p>0.03</text:p>
          </table:table-cell>
          <table:table-cell table:style-name="ACE-12" office:value-type="float" office:value="11">
            <text:p>11</text:p>
          </table:table-cell>
          <table:table-cell table:style-name="ACE-12" table:formula="of:=[.C19]*[.E19]" office:value-type="float" office:value="0.16345999999999999">
            <text:p>0.16346</text:p>
          </table:table-cell>
          <table:table-cell table:style-name="ACE-12" table:formula="of:=[.D19]*[.E19]" office:value-type="float" office:value="0.32999999999999996">
            <text:p>0.33</text:p>
          </table:table-cell>
          <table:table-cell table:style-name="ACE-12" office:value-type="string">
            <text:p>https://www.digikey.com/product-detail/en/sullins-connector-solutions/PREC001SAAN-RC/S1012EC-01-ND/2774853</text:p>
          </table:table-cell>
          <table:table-cell table:number-columns-repeated="120" table:style-name="ACE-12"/>
        </table:table-row>
        <table:table-row table:style-name="AROW-3">
          <table:table-cell table:style-name="ACE-12" office:value-type="string">
            <text:p>J4</text:p>
          </table:table-cell>
          <table:table-cell table:style-name="ACE-12" office:value-type="string">
            <text:p>2.54mm header 1x5</text:p>
          </table:table-cell>
          <table:table-cell table:style-name="ACE-12" office:value-type="float" office:value="0.040090000000000001">
            <text:p>0.04009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1">
            <text:p>1</text:p>
          </table:table-cell>
          <table:table-cell table:style-name="ACE-12" table:formula="of:=[.C20]*[.E20]" office:value-type="float" office:value="0.040090000000000001">
            <text:p>0.04009</text:p>
          </table:table-cell>
          <table:table-cell table:style-name="ACE-12" table:formula="of:=[.D20]*[.E20]" office:value-type="float" office:value="0.10000000000000001">
            <text:p>0.1</text:p>
          </table:table-cell>
          <table:table-cell table:style-name="ACE-12" office:value-type="string">
            <text:p>https://www.digikey.com/product-detail/en/adam-tech/PH1-05-UA/2057-PH1-05-UA-ND/9830343</text:p>
          </table:table-cell>
          <table:table-cell table:number-columns-repeated="120" table:style-name="ACE-12"/>
        </table:table-row>
        <table:table-row table:style-name="AROW-3">
          <table:table-cell table:style-name="ACE-12" office:value-type="string">
            <text:p><text:s text:c="4"/>J13</text:p>
          </table:table-cell>
          <table:table-cell table:style-name="ACE-12" office:value-type="string">
            <text:p>USB4085-GF-A_REVA</text:p>
          </table:table-cell>
          <table:table-cell table:style-name="ACE-13" office:value-type="float" office:value="0.96560000000000001">
            <text:p>0.9656</text:p>
          </table:table-cell>
          <table:table-cell table:style-name="ACE-13" office:value-type="float" office:value="1.3700000000000001">
            <text:p>1.37</text:p>
          </table:table-cell>
          <table:table-cell table:style-name="ACE-12" office:value-type="float" office:value="1">
            <text:p>1</text:p>
          </table:table-cell>
          <table:table-cell table:style-name="ACE-12" table:formula="of:=[.C21]*[.E21]" office:value-type="float" office:value="0.96560000000000001">
            <text:p>0.9656</text:p>
          </table:table-cell>
          <table:table-cell table:style-name="ACE-12" table:formula="of:=[.D21]*[.E21]" office:value-type="float" office:value="1.3700000000000001">
            <text:p>1.37</text:p>
          </table:table-cell>
          <table:table-cell table:style-name="ACE-12" office:value-type="string">
            <text:p>https://www.digikey.com/product-detail/en/gct/USB4085-GF-A/2073-USB4085-GF-ACT-ND/9859733</text:p>
          </table:table-cell>
          <table:table-cell table:number-columns-repeated="120" table:style-name="ACE-12"/>
        </table:table-row>
        <table:table-row table:style-name="AROW-3">
          <table:table-cell table:style-name="ACE-12" office:value-type="string">
            <text:p>&gt; <text:s/>L1-L4</text:p>
          </table:table-cell>
          <table:table-cell table:style-name="ACE-12" office:value-type="string">
            <text:p>SRR1280-221K</text:p>
          </table:table-cell>
          <table:table-cell table:style-name="ACE-13" office:value-type="float" office:value="0.83779999999999999">
            <text:p>0.8378</text:p>
          </table:table-cell>
          <table:table-cell table:style-name="ACE-13" office:value-type="float" office:value="1.25">
            <text:p>1.25</text:p>
          </table:table-cell>
          <table:table-cell table:style-name="ACE-12" table:formula="of:=[.F1]" office:value-type="float" office:value="4">
            <text:p>4</text:p>
          </table:table-cell>
          <table:table-cell table:style-name="ACE-12" table:formula="of:=[.C22]*[.E22]" office:value-type="float" office:value="3.3512">
            <text:p>3.3512</text:p>
          </table:table-cell>
          <table:table-cell table:style-name="ACE-12" table:formula="of:=[.D22]*[.E22]" office:value-type="float" office:value="5">
            <text:p>5</text:p>
          </table:table-cell>
          <table:table-cell table:style-name="ACE-12" office:value-type="string">
            <text:p>https://www.digikey.com/product-detail/en/bourns-inc/SRR1280-221K/SRR1280-221KLCT-ND/2127436</text:p>
          </table:table-cell>
          <table:table-cell table:number-columns-repeated="120" table:style-name="ACE-12"/>
        </table:table-row>
        <table:table-row table:style-name="AROW-3">
          <table:table-cell table:style-name="ACE-12" office:value-type="string">
            <text:p>&gt; <text:s/>Q1-Q4</text:p>
          </table:table-cell>
          <table:table-cell table:style-name="ACE-12" office:value-type="string">
            <text:p>DMP3099L-7</text:p>
          </table:table-cell>
          <table:table-cell table:style-name="ACE-12" office:value-type="float" office:value="0.069690000000000002">
            <text:p>0.06969</text:p>
          </table:table-cell>
          <table:table-cell table:style-name="ACE-12" office:value-type="float" office:value="0.33000000000000002">
            <text:p>0.33</text:p>
          </table:table-cell>
          <table:table-cell table:style-name="ACE-12" table:formula="of:=[.F1]" office:value-type="float" office:value="4">
            <text:p>4</text:p>
          </table:table-cell>
          <table:table-cell table:style-name="ACE-12" table:formula="of:=[.C23]*[.E23]" office:value-type="float" office:value="0.27876000000000001">
            <text:p>0.27876</text:p>
          </table:table-cell>
          <table:table-cell table:style-name="ACE-12" table:formula="of:=[.D23]*[.E23]" office:value-type="float" office:value="1.3200000000000001">
            <text:p>1.32</text:p>
          </table:table-cell>
          <table:table-cell table:style-name="ACE-12" office:value-type="string">
            <text:p>https://www.digikey.com/product-detail/en/diodes-incorporated/DMP3099L-7/DMP3099L-7DICT-ND/5218217</text:p>
          </table:table-cell>
          <table:table-cell table:number-columns-repeated="120" table:style-name="ACE-12"/>
        </table:table-row>
        <table:table-row table:style-name="AROW-3">
          <table:table-cell table:style-name="ACE-12" office:value-type="string">
            <text:p>&gt; <text:s/>R1, R2</text:p>
          </table:table-cell>
          <table:table-cell table:style-name="ACE-12" office:value-type="string">
            <text:p>5k1</text:p>
          </table:table-cell>
          <table:table-cell table:style-name="ACE-12" office:value-type="float" office:value="0.02">
            <text:p>0.0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2">
            <text:p>2</text:p>
          </table:table-cell>
          <table:table-cell table:style-name="ACE-12" table:formula="of:=[.C24]*[.E24]" office:value-type="float" office:value="0.040000000000000001">
            <text:p>0.04</text:p>
          </table:table-cell>
          <table:table-cell table:style-name="ACE-12" table:formula="of:=[.D24]*[.E24]" office:value-type="float" office:value="0.20000000000000001">
            <text:p>0.2</text:p>
          </table:table-cell>
          <table:table-cell table:number-columns-repeated="121" table:style-name="ACE-12"/>
        </table:table-row>
        <table:table-row table:style-name="AROW-3">
          <table:table-cell table:style-name="ACE-12" office:value-type="string">
            <text:p><text:s text:c="4"/>R3</text:p>
          </table:table-cell>
          <table:table-cell table:style-name="ACE-12" office:value-type="string">
            <text:p>540R</text:p>
          </table:table-cell>
          <table:table-cell table:style-name="ACE-12" office:value-type="float" office:value="0.02">
            <text:p>0.0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1">
            <text:p>1</text:p>
          </table:table-cell>
          <table:table-cell table:style-name="ACE-12" table:formula="of:=[.C25]*[.E25]" office:value-type="float" office:value="0.02">
            <text:p>0.02</text:p>
          </table:table-cell>
          <table:table-cell table:style-name="ACE-12" table:formula="of:=[.D25]*[.E25]" office:value-type="float" office:value="0.10000000000000001">
            <text:p>0.1</text:p>
          </table:table-cell>
          <table:table-cell table:number-columns-repeated="121" table:style-name="ACE-12"/>
        </table:table-row>
        <table:table-row table:style-name="AROW-3">
          <table:table-cell table:style-name="ACE-12" office:value-type="string">
            <text:p><text:s text:c="4"/>R4</text:p>
          </table:table-cell>
          <table:table-cell table:style-name="ACE-12" office:value-type="string">
            <text:p>2k</text:p>
          </table:table-cell>
          <table:table-cell table:style-name="ACE-12" office:value-type="float" office:value="0.02">
            <text:p>0.0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1">
            <text:p>1</text:p>
          </table:table-cell>
          <table:table-cell table:style-name="ACE-12" table:formula="of:=[.C26]*[.E26]" office:value-type="float" office:value="0.02">
            <text:p>0.02</text:p>
          </table:table-cell>
          <table:table-cell table:style-name="ACE-12" table:formula="of:=[.D26]*[.E26]" office:value-type="float" office:value="0.10000000000000001">
            <text:p>0.1</text:p>
          </table:table-cell>
          <table:table-cell table:number-columns-repeated="121" table:style-name="ACE-12"/>
        </table:table-row>
        <table:table-row table:style-name="AROW-3">
          <table:table-cell table:style-name="ACE-12" office:value-type="string">
            <text:p><text:s text:c="4"/>R5</text:p>
          </table:table-cell>
          <table:table-cell table:style-name="ACE-12" office:value-type="string">
            <text:p>100k</text:p>
          </table:table-cell>
          <table:table-cell table:style-name="ACE-12" office:value-type="float" office:value="0.02">
            <text:p>0.0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1">
            <text:p>1</text:p>
          </table:table-cell>
          <table:table-cell table:style-name="ACE-12" table:formula="of:=[.C27]*[.E27]" office:value-type="float" office:value="0.02">
            <text:p>0.02</text:p>
          </table:table-cell>
          <table:table-cell table:style-name="ACE-12" table:formula="of:=[.D27]*[.E27]" office:value-type="float" office:value="0.10000000000000001">
            <text:p>0.1</text:p>
          </table:table-cell>
          <table:table-cell table:number-columns-repeated="121" table:style-name="ACE-12"/>
        </table:table-row>
        <table:table-row table:style-name="AROW-3">
          <table:table-cell table:style-name="ACE-12" office:value-type="string">
            <text:p>&gt; <text:s/>R6, R7, R30</text:p>
          </table:table-cell>
          <table:table-cell table:style-name="ACE-12" office:value-type="string">
            <text:p>1k5</text:p>
          </table:table-cell>
          <table:table-cell table:style-name="ACE-12" office:value-type="float" office:value="0.02">
            <text:p>0.0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3">
            <text:p>3</text:p>
          </table:table-cell>
          <table:table-cell table:style-name="ACE-12" table:formula="of:=[.C28]*[.E28]" office:value-type="float" office:value="0.059999999999999998">
            <text:p>0.06</text:p>
          </table:table-cell>
          <table:table-cell table:style-name="ACE-12" table:formula="of:=[.D28]*[.E28]" office:value-type="float" office:value="0.30000000000000004">
            <text:p>0.3</text:p>
          </table:table-cell>
          <table:table-cell table:number-columns-repeated="121" table:style-name="ACE-12"/>
        </table:table-row>
        <table:table-row table:style-name="AROW-3">
          <table:table-cell table:style-name="ACE-12" office:value-type="string">
            <text:p>&gt; <text:s/>R8, R10, R12, R14, R20</text:p>
          </table:table-cell>
          <table:table-cell table:style-name="ACE-12" office:value-type="string">
            <text:p>10k</text:p>
          </table:table-cell>
          <table:table-cell table:style-name="ACE-12" office:value-type="float" office:value="0.02">
            <text:p>0.0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5">
            <text:p>5</text:p>
          </table:table-cell>
          <table:table-cell table:style-name="ACE-12" table:formula="of:=[.C29]*[.E29]" office:value-type="float" office:value="0.10000000000000001">
            <text:p>0.1</text:p>
          </table:table-cell>
          <table:table-cell table:style-name="ACE-12" table:formula="of:=[.D29]*[.E29]" office:value-type="float" office:value="0.5">
            <text:p>0.5</text:p>
          </table:table-cell>
          <table:table-cell table:number-columns-repeated="121" table:style-name="ACE-12"/>
        </table:table-row>
        <table:table-row table:style-name="AROW-3">
          <table:table-cell table:style-name="ACE-12" office:value-type="string">
            <text:p>&gt; <text:s/>R9, R11, R13, R15, R31</text:p>
          </table:table-cell>
          <table:table-cell table:style-name="ACE-12" office:value-type="string">
            <text:p>1k</text:p>
          </table:table-cell>
          <table:table-cell table:style-name="ACE-12" office:value-type="float" office:value="0.02">
            <text:p>0.0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5">
            <text:p>5</text:p>
          </table:table-cell>
          <table:table-cell table:style-name="ACE-12" table:formula="of:=[.C30]*[.E30]" office:value-type="float" office:value="0.10000000000000001">
            <text:p>0.1</text:p>
          </table:table-cell>
          <table:table-cell table:style-name="ACE-12" table:formula="of:=[.D30]*[.E30]" office:value-type="float" office:value="0.5">
            <text:p>0.5</text:p>
          </table:table-cell>
          <table:table-cell table:number-columns-repeated="121" table:style-name="ACE-12"/>
        </table:table-row>
        <table:table-row table:style-name="AROW-3">
          <table:table-cell table:style-name="ACE-12" office:value-type="string">
            <text:p>&gt; <text:s/>R16-R19</text:p>
          </table:table-cell>
          <table:table-cell table:style-name="ACE-12" office:value-type="string">
            <text:p>0R22</text:p>
          </table:table-cell>
          <table:table-cell table:style-name="ACE-12" office:value-type="float" office:value="0.02">
            <text:p>0.0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4">
            <text:p>4</text:p>
          </table:table-cell>
          <table:table-cell table:style-name="ACE-12" table:formula="of:=[.C31]*[.E31]" office:value-type="float" office:value="0.080000000000000002">
            <text:p>0.08</text:p>
          </table:table-cell>
          <table:table-cell table:style-name="ACE-12" table:formula="of:=[.D31]*[.E31]" office:value-type="float" office:value="0.40000000000000002">
            <text:p>0.4</text:p>
          </table:table-cell>
          <table:table-cell table:number-columns-repeated="121" table:style-name="ACE-12"/>
        </table:table-row>
        <table:table-row table:style-name="AROW-3">
          <table:table-cell table:style-name="ACE-12" office:value-type="string">
            <text:p><text:s text:c="4"/>R22</text:p>
          </table:table-cell>
          <table:table-cell table:style-name="ACE-12" office:value-type="string">
            <text:p>29k</text:p>
          </table:table-cell>
          <table:table-cell table:style-name="ACE-12" office:value-type="float" office:value="0.02">
            <text:p>0.0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1">
            <text:p>1</text:p>
          </table:table-cell>
          <table:table-cell table:style-name="ACE-12" table:formula="of:=[.C32]*[.E32]" office:value-type="float" office:value="0.02">
            <text:p>0.02</text:p>
          </table:table-cell>
          <table:table-cell table:style-name="ACE-12" table:formula="of:=[.D32]*[.E32]" office:value-type="float" office:value="0.10000000000000001">
            <text:p>0.1</text:p>
          </table:table-cell>
          <table:table-cell table:number-columns-repeated="121" table:style-name="ACE-12"/>
        </table:table-row>
        <table:table-row table:style-name="AROW-3">
          <table:table-cell table:style-name="ACE-12" office:value-type="string">
            <text:p><text:s text:c="4"/>R24</text:p>
          </table:table-cell>
          <table:table-cell table:style-name="ACE-12" office:value-type="string">
            <text:p>60k</text:p>
          </table:table-cell>
          <table:table-cell table:style-name="ACE-12" office:value-type="float" office:value="0.02">
            <text:p>0.0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1">
            <text:p>1</text:p>
          </table:table-cell>
          <table:table-cell table:style-name="ACE-12" table:formula="of:=[.C33]*[.E33]" office:value-type="float" office:value="0.02">
            <text:p>0.02</text:p>
          </table:table-cell>
          <table:table-cell table:style-name="ACE-12" table:formula="of:=[.D33]*[.E33]" office:value-type="float" office:value="0.10000000000000001">
            <text:p>0.1</text:p>
          </table:table-cell>
          <table:table-cell table:number-columns-repeated="121" table:style-name="ACE-12"/>
        </table:table-row>
        <table:table-row table:style-name="AROW-3">
          <table:table-cell table:style-name="ACE-12" office:value-type="string">
            <text:p><text:s text:c="4"/>R26</text:p>
          </table:table-cell>
          <table:table-cell table:style-name="ACE-12" office:value-type="string">
            <text:p>5k6</text:p>
          </table:table-cell>
          <table:table-cell table:style-name="ACE-12" office:value-type="float" office:value="0.02">
            <text:p>0.0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1">
            <text:p>1</text:p>
          </table:table-cell>
          <table:table-cell table:style-name="ACE-12" table:formula="of:=[.C34]*[.E34]" office:value-type="float" office:value="0.02">
            <text:p>0.02</text:p>
          </table:table-cell>
          <table:table-cell table:style-name="ACE-12" table:formula="of:=[.D34]*[.E34]" office:value-type="float" office:value="0.10000000000000001">
            <text:p>0.1</text:p>
          </table:table-cell>
          <table:table-cell table:number-columns-repeated="121" table:style-name="ACE-12"/>
        </table:table-row>
        <table:table-row table:style-name="AROW-3">
          <table:table-cell table:style-name="ACE-12" office:value-type="string">
            <text:p>&gt; <text:s/>R21, R23, R25, R27, R28</text:p>
          </table:table-cell>
          <table:table-cell table:style-name="ACE-12" office:value-type="string">
            <text:p>3k3</text:p>
          </table:table-cell>
          <table:table-cell table:style-name="ACE-12" office:value-type="float" office:value="0.02">
            <text:p>0.0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5">
            <text:p>5</text:p>
          </table:table-cell>
          <table:table-cell table:style-name="ACE-12" table:formula="of:=[.C35]*[.E35]" office:value-type="float" office:value="0.10000000000000001">
            <text:p>0.1</text:p>
          </table:table-cell>
          <table:table-cell table:style-name="ACE-12" table:formula="of:=[.D35]*[.E35]" office:value-type="float" office:value="0.5">
            <text:p>0.5</text:p>
          </table:table-cell>
          <table:table-cell table:number-columns-repeated="121" table:style-name="ACE-12"/>
        </table:table-row>
        <table:table-row table:style-name="AROW-3">
          <table:table-cell table:style-name="ACE-12" office:value-type="string">
            <text:p><text:s text:c="4"/>R29</text:p>
          </table:table-cell>
          <table:table-cell table:style-name="ACE-12" office:value-type="string">
            <text:p>6k8</text:p>
          </table:table-cell>
          <table:table-cell table:style-name="ACE-12" office:value-type="float" office:value="0.02">
            <text:p>0.0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float" office:value="1">
            <text:p>1</text:p>
          </table:table-cell>
          <table:table-cell table:style-name="ACE-12" table:formula="of:=[.C36]*[.E36]" office:value-type="float" office:value="0.02">
            <text:p>0.02</text:p>
          </table:table-cell>
          <table:table-cell table:style-name="ACE-12" table:formula="of:=[.D36]*[.E36]" office:value-type="float" office:value="0.10000000000000001">
            <text:p>0.1</text:p>
          </table:table-cell>
          <table:table-cell table:number-columns-repeated="121" table:style-name="ACE-12"/>
        </table:table-row>
        <table:table-row table:style-name="AROW-3">
          <table:table-cell table:style-name="ACE-12" office:value-type="string">
            <text:p><text:s text:c="4"/>SW1</text:p>
          </table:table-cell>
          <table:table-cell table:style-name="ACE-12" office:value-type="string">
            <text:p>Power Switch</text:p>
          </table:table-cell>
          <table:table-cell table:number-columns-repeated="3" table:style-name="ACE-12"/>
          <table:table-cell table:style-name="ACE-12" table:formula="of:=[.C37]*[.E37]" office:value-type="float" office:value="0">
            <text:p>0</text:p>
          </table:table-cell>
          <table:table-cell table:style-name="ACE-12" table:formula="of:=[.D37]*[.E37]" office:value-type="float" office:value="0">
            <text:p>0</text:p>
          </table:table-cell>
          <table:table-cell table:number-columns-repeated="121" table:style-name="ACE-12"/>
        </table:table-row>
        <table:table-row table:style-name="AROW-3">
          <table:table-cell table:style-name="ACE-12" office:value-type="string">
            <text:p><text:s text:c="4"/>U1</text:p>
          </table:table-cell>
          <table:table-cell table:style-name="ACE-12" office:value-type="string">
            <text:p>BQ2409X</text:p>
          </table:table-cell>
          <table:table-cell table:style-name="ACE-13" office:value-type="float" office:value="0.54600000000000004">
            <text:p>0.546</text:p>
          </table:table-cell>
          <table:table-cell table:style-name="ACE-13" office:value-type="float" office:value="1.29">
            <text:p>1.29</text:p>
          </table:table-cell>
          <table:table-cell table:style-name="ACE-12" office:value-type="float" office:value="1">
            <text:p>1</text:p>
          </table:table-cell>
          <table:table-cell table:style-name="ACE-12" table:formula="of:=[.C38]*[.E38]" office:value-type="float" office:value="0.54600000000000004">
            <text:p>0.546</text:p>
          </table:table-cell>
          <table:table-cell table:style-name="ACE-12" table:formula="of:=[.D38]*[.E38]" office:value-type="float" office:value="1.29">
            <text:p>1.29</text:p>
          </table:table-cell>
          <table:table-cell table:style-name="ACE-12" office:value-type="string">
            <text:p>https://www.digikey.com/product-detail/en/texas-instruments/BQ24092DGQR/296-41204-1-ND/5222660</text:p>
          </table:table-cell>
          <table:table-cell table:number-columns-repeated="120" table:style-name="ACE-12"/>
        </table:table-row>
        <table:table-row table:style-name="AROW-3">
          <table:table-cell table:style-name="ACE-12" office:value-type="string">
            <text:p>&gt; <text:s/>U2-U5</text:p>
          </table:table-cell>
          <table:table-cell table:style-name="ACE-12" office:value-type="string">
            <text:p>MC34063AD</text:p>
          </table:table-cell>
          <table:table-cell table:style-name="ACE-12" office:value-type="float" office:value="0.13197999999999999">
            <text:p>0.13198</text:p>
          </table:table-cell>
          <table:table-cell table:style-name="ACE-12" office:value-type="float" office:value="0.46000000000000002">
            <text:p>0.46</text:p>
          </table:table-cell>
          <table:table-cell table:style-name="ACE-12" table:formula="of:=[.F1]" office:value-type="float" office:value="4">
            <text:p>4</text:p>
          </table:table-cell>
          <table:table-cell table:style-name="ACE-12" table:formula="of:=[.C39]*[.E39]" office:value-type="float" office:value="0.52791999999999994">
            <text:p>0.52792</text:p>
          </table:table-cell>
          <table:table-cell table:style-name="ACE-12" table:formula="of:=[.D39]*[.E39]" office:value-type="float" office:value="1.8400000000000001">
            <text:p>1.84</text:p>
          </table:table-cell>
          <table:table-cell table:style-name="ACE-12" office:value-type="string">
            <text:p>https://www.digikey.com/product-detail/en/diodes-incorporated/AZ34063UMTR-G1/AZ34063UMTR-G1DICT-ND/4505211</text:p>
          </table:table-cell>
          <table:table-cell table:number-columns-repeated="120" table:style-name="ACE-12"/>
        </table:table-row>
        <table:table-row table:style-name="AROW-0" table:number-rows-repeated="985">
          <table:table-cell table:number-columns-repeated="128"/>
        </table:table-row>
        <table:named-expressions>
          <table:named-expression table:name="Sheet_Title" table:expression="of:=&quot;digikey&quot;" table:base-cell-address="$'digikey'.$A$1"/>
          <table:named-expression table:name="Print_Area" table:expression="of:=#REF!" table:base-cell-address="$'digikey'.$A$1"/>
        </table:named-expressions>
        <gnm:selections gnm:cursor-col="3" gnm:cursor-row="3">
          <gnm:selection gnm:start-col="3" gnm:start-row="3" gnm:end-col="3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Configuration Lookup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Configuration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Part 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digikey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3-19T02:02:48Z</dc:date>
    <meta:creation-date>2020-03-17T11:10:46Z</meta:creation-date>
    <meta:editing-cycles>2</meta:editing-cycles>
    <meta:editing-duration>PT5M24S</meta:editing-duration>
    <meta:generator>gnumeric/1.12.45</meta:generator>
  </office:meta>
</office:document-meta>
</file>